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2" svg:font-family="'Times New Roman'" style:font-adornments="Normal" style:font-family-generic="roman"/>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8.077cm" style:rel-column-width="27857*"/>
    </style:style>
    <style:style style:name="Tableau1.B" style:family="table-column">
      <style:table-column-properties style:column-width="10.924cm" style:rel-column-width="37678*"/>
    </style:style>
    <style:style style:name="Tableau1.A1" style:family="table-cell">
      <style:table-cell-properties style:vertical-align="middle" fo:padding="0.097cm" fo:border="none"/>
    </style:style>
    <style:style style:name="Tableau2" style:family="table">
      <style:table-properties style:width="19.001cm" table:align="margins"/>
    </style:style>
    <style:style style:name="Tableau2.A" style:family="table-column">
      <style:table-column-properties style:column-width="8.463cm" style:rel-column-width="29190*"/>
    </style:style>
    <style:style style:name="Tableau2.B" style:family="table-column">
      <style:table-column-properties style:column-width="10.537cm" style:rel-column-width="36345*"/>
    </style:style>
    <style:style style:name="Tableau2.A1" style:family="table-cell">
      <style:table-cell-properties style:vertical-align="middle" fo:padding="0.097cm" fo:border="none"/>
    </style:style>
    <style:style style:name="Tableau3" style:family="table">
      <style:table-properties style:width="19.001cm" table:align="margins"/>
    </style:style>
    <style:style style:name="Tableau3.A" style:family="table-column">
      <style:table-column-properties style:column-width="6.308cm" style:rel-column-width="21755*"/>
    </style:style>
    <style:style style:name="Tableau3.B" style:family="table-column">
      <style:table-column-properties style:column-width="12.693cm" style:rel-column-width="43780*"/>
    </style:style>
    <style:style style:name="Tableau3.A1" style:family="table-cell">
      <style:table-cell-properties style:vertical-align="middle" fo:padding="0.097cm" fo:border="none"/>
    </style:style>
    <style:style style:name="Tableau5" style:family="table">
      <style:table-properties style:width="19.001cm" table:align="margins"/>
    </style:style>
    <style:style style:name="Tableau5.A" style:family="table-column">
      <style:table-column-properties style:column-width="8.5cm" style:rel-column-width="29317*"/>
    </style:style>
    <style:style style:name="Tableau5.B" style:family="table-column">
      <style:table-column-properties style:column-width="10.5cm" style:rel-column-width="36218*"/>
    </style:style>
    <style:style style:name="Tableau5.A1" style:family="table-cell">
      <style:table-cell-properties style:vertical-align="middle" fo:padding="0.097cm" fo:border="none"/>
    </style:style>
    <style:style style:name="Tableau6" style:family="table">
      <style:table-properties style:width="19.001cm" table:align="margins"/>
    </style:style>
    <style:style style:name="Tableau6.A" style:family="table-column">
      <style:table-column-properties style:column-width="8.5cm" style:rel-column-width="29317*"/>
    </style:style>
    <style:style style:name="Tableau6.B" style:family="table-column">
      <style:table-column-properties style:column-width="10.5cm" style:rel-column-width="36218*"/>
    </style:style>
    <style:style style:name="Tableau6.A1" style:family="table-cell">
      <style:table-cell-properties style:vertical-align="middle" fo:padding="0.097cm" fo:border="none"/>
    </style:style>
    <style:style style:name="Tableau4" style:family="table">
      <style:table-properties style:width="19.001cm" table:align="margins"/>
    </style:style>
    <style:style style:name="Tableau4.A" style:family="table-column">
      <style:table-column-properties style:column-width="7.163cm" style:rel-column-width="24706*"/>
    </style:style>
    <style:style style:name="Tableau4.B" style:family="table-column">
      <style:table-column-properties style:column-width="8.543cm" style:rel-column-width="29463*"/>
    </style:style>
    <style:style style:name="Tableau4.C" style:family="table-column">
      <style:table-column-properties style:column-width="3.295cm" style:rel-column-width="11366*"/>
    </style:style>
    <style:style style:name="Tableau4.A1" style:family="table-cell">
      <style:table-cell-properties fo:padding="0.097cm" fo:border-left="1pt solid #000000" fo:border-right="none" fo:border-top="1pt solid #000000" fo:border-bottom="1pt solid #000000"/>
    </style:style>
    <style:style style:name="Tableau4.C1" style:family="table-cell">
      <style:table-cell-properties fo:padding="0.097cm" fo:border="1pt solid #000000"/>
    </style:style>
    <style:style style:name="Tableau4.A2" style:family="table-cell">
      <style:table-cell-properties style:vertical-align="middle" fo:padding="0.097cm" fo:border-left="1pt solid #000000" fo:border-right="none" fo:border-top="none" fo:border-bottom="1pt solid #000000"/>
    </style:style>
    <style:style style:name="Tableau4.C2" style:family="table-cell">
      <style:table-cell-properties style:vertical-align="middle" fo:padding="0.097cm" fo:border-left="1pt solid #000000" fo:border-right="1pt solid #000000" fo:border-top="none" fo:border-bottom="1pt solid #000000"/>
    </style:style>
    <style:style style:name="P1" style:family="paragraph" style:parent-style-name="Standard">
      <style:text-properties fo:background-color="#cccccc"/>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text-properties style:font-name="Times New Roman" fo:font-weight="bold" fo:background-color="transparent" style:font-weight-asian="bold" style:font-weight-complex="bold"/>
    </style:style>
    <style:style style:name="P6" style:family="paragraph" style:parent-style-name="Standard">
      <style:text-properties style:font-name="Times New Roman" fo:font-weight="normal" fo:background-color="transparent" style:font-weight-asian="normal" style:font-weight-complex="normal"/>
    </style:style>
    <style:style style:name="P7" style:family="paragraph" style:parent-style-name="Standard">
      <style:paragraph-properties fo:text-align="start" style:justify-single-word="false"/>
      <style:text-properties style:font-name="Times New Roman" fo:font-weight="normal" fo:background-color="transparent" style:font-weight-asian="normal" style:font-weight-complex="normal"/>
    </style:style>
    <style:style style:name="P8" style:family="paragraph" style:parent-style-name="Standard">
      <style:paragraph-properties fo:text-align="center" style:justify-single-word="false"/>
      <style:text-properties style:font-name="Times New Roman" fo:font-weight="normal" fo:background-color="transparent" style:font-weight-asian="normal" style:font-weight-complex="normal"/>
    </style:style>
    <style:style style:name="P9" style:family="paragraph" style:parent-style-name="Standard">
      <style:text-properties officeooo:rsid="001779e0" officeooo:paragraph-rsid="001779e0"/>
    </style:style>
    <style:style style:name="P10" style:family="paragraph" style:parent-style-name="Standard">
      <style:text-properties officeooo:rsid="0018a5a1" officeooo:paragraph-rsid="0018a5a1"/>
    </style:style>
    <style:style style:name="P11" style:family="paragraph" style:parent-style-name="Standard">
      <style:paragraph-properties fo:margin-left="0cm" fo:margin-right="0cm" fo:text-align="start" style:justify-single-word="false" fo:text-indent="0cm" style:auto-text-indent="false"/>
    </style:style>
    <style:style style:name="P12" style:family="paragraph" style:parent-style-name="Standard">
      <style:paragraph-properties fo:margin-left="0cm" fo:margin-right="0.026cm" fo:text-indent="0cm" style:auto-text-indent="false"/>
    </style:style>
    <style:style style:name="P13" style:family="paragraph" style:parent-style-name="Standard">
      <style:paragraph-properties fo:margin-left="2cm" fo:margin-right="0cm" fo:text-indent="-2cm" style:auto-text-indent="false">
        <style:tab-stops/>
      </style:paragraph-properties>
    </style:style>
    <style:style style:name="P14" style:family="paragraph" style:parent-style-name="Standard">
      <style:paragraph-properties fo:margin-left="2cm" fo:margin-right="0cm" fo:text-indent="-2cm" style:auto-text-indent="false">
        <style:tab-stops/>
      </style:paragraph-properties>
      <style:text-properties officeooo:paragraph-rsid="001f0825"/>
    </style:style>
    <style:style style:name="P15" style:family="paragraph" style:parent-style-name="Standard">
      <style:paragraph-properties fo:break-before="page"/>
      <style:text-properties fo:font-weight="bold" style:font-weight-asian="bold" style:font-weight-complex="bold"/>
    </style:style>
    <style:style style:name="P16" style:family="paragraph" style:parent-style-name="Standard">
      <style:paragraph-properties fo:margin-left="2.101cm" fo:margin-right="0cm" fo:text-indent="-2.101cm" style:auto-text-indent="false" style:shadow="none">
        <style:tab-stops/>
      </style:paragraph-properties>
      <style:text-properties fo:font-weight="bold" style:font-weight-asian="bold" style:font-weight-complex="bold"/>
    </style:style>
    <style:style style:name="P17" style:family="paragraph" style:parent-style-name="Standard">
      <style:paragraph-properties fo:margin-left="2.101cm" fo:margin-right="0cm" fo:text-indent="-2.101cm" style:auto-text-indent="false" style:shadow="none">
        <style:tab-stops/>
      </style:paragraph-properties>
      <style:text-properties fo:background-color="#cccccc"/>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background-color="#cccccc"/>
    </style:style>
    <style:style style:name="P20" style:family="paragraph" style:parent-style-name="Table_20_Contents">
      <style:paragraph-properties fo:text-align="start" style:justify-single-word="false"/>
    </style:style>
    <style:style style:name="P21" style:family="paragraph" style:parent-style-name="Standard">
      <style:paragraph-properties fo:margin-top="0.3cm" fo:margin-bottom="0.3cm" loext:contextual-spacing="false" fo:text-align="center" style:justify-single-word="false"/>
    </style:style>
    <style:style style:name="P22" style:family="paragraph" style:parent-style-name="Standard">
      <style:paragraph-properties fo:margin-top="0.3cm" fo:margin-bottom="0cm" loext:contextual-spacing="false" fo:text-align="center" style:justify-single-word="false"/>
      <style:text-properties officeooo:rsid="001779e0" officeooo:paragraph-rsid="001779e0"/>
    </style:style>
    <style:style style:name="P23" style:family="paragraph" style:parent-style-name="Table_20_Contents" style:list-style-name="tfPuce">
      <style:paragraph-properties fo:text-align="start" style:justify-single-word="false"/>
      <style:text-properties fo:font-style="italic" officeooo:paragraph-rsid="001b8b9a" style:font-style-asian="italic" style:font-style-complex="italic"/>
    </style:style>
    <style:style style:name="P24" style:family="paragraph" style:parent-style-name="Table_20_Contents" style:list-style-name="tfPuce">
      <style:paragraph-properties fo:text-align="start" style:justify-single-word="false"/>
    </style:style>
    <style:style style:name="P25" style:family="paragraph" style:parent-style-name="Table_20_Contents" style:list-style-name="tfPuce">
      <style:paragraph-properties fo:text-align="start" style:justify-single-word="false"/>
      <style:text-properties officeooo:paragraph-rsid="001b8b9a"/>
    </style:style>
    <style:style style:name="P26" style:family="paragraph" style:parent-style-name="tfTitre_20_1_29_">
      <style:paragraph-properties fo:break-before="page"/>
    </style:style>
    <style:style style:name="P27" style:family="paragraph" style:parent-style-name="Standard" style:list-style-name="tfPuce"/>
    <style:style style:name="P28" style:family="paragraph" style:parent-style-name="Standard" style:list-style-name="tfPuce">
      <style:paragraph-properties>
        <style:tab-stops/>
      </style:paragraph-properties>
    </style:style>
    <style:style style:name="P29" style:family="paragraph" style:parent-style-name="tfTitre_20_I_29_">
      <style:paragraph-properties fo:break-before="page"/>
    </style:style>
    <style:style style:name="P30" style:family="paragraph" style:parent-style-name="tfTitre_20_I_29_" style:master-page-name="Right_20_Page">
      <style:paragraph-properties style:page-number="auto" fo:break-before="page" style:writing-mode="page"/>
    </style:style>
    <style:style style:name="P31" style:family="paragraph" style:parent-style-name="tfTitre_20_Chapitre" style:master-page-name="Right_20_Page">
      <style:paragraph-properties style:page-number="auto"/>
    </style:style>
    <style:style style:name="P32" style:family="paragraph">
      <style:paragraph-properties fo:margin-left="0cm" fo:margin-right="0cm" fo:margin-top="0cm" fo:margin-bottom="0cm" fo:line-height="100%" fo:text-indent="0cm"/>
    </style:style>
    <style:style style:name="P33"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Arial" fo:font-size="14pt" fo:font-style="italic" fo:text-shadow="none" style:text-underline-style="none" fo:font-weight="normal" style:text-underline-mode="continuous" style:text-overline-mode="continuous" style:text-line-through-mode="continuous" style:letter-kerning="false" style:font-name-asian="Arial" style:font-size-asian="14pt" style:font-style-asian="italic" style:font-weight-asian="normal" style:font-name-complex="Arial" style:font-size-complex="14pt" style:font-style-complex="italic" style:font-weight-complex="normal" style:text-emphasize="none" style:text-scale="100%" style:font-relief="none" style:text-overline-style="none" style:text-overline-color="font-color"/>
    </style:style>
    <style:style style:name="P3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14pt" style:font-style-asian="normal" style:font-weight-asian="normal" style:font-name-complex="Arial" style:font-size-complex="14pt" style:font-style-complex="normal" style:font-weight-complex="normal" style:text-emphasize="none" style:text-scale="100%" style:font-relief="none" style:text-overline-style="none" style:text-overline-color="font-color"/>
    </style:style>
    <style:style style:name="P3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7"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9"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14pt" style:font-style-asian="normal" style:font-weight-asian="normal" style:font-name-complex="Arial" style:font-size-complex="14pt" style:font-style-complex="normal" style:font-weight-complex="normal" style:text-emphasize="none" style:text-scale="100%" style:font-relief="none"/>
    </style:style>
    <style:style style:name="P40" style:family="paragraph">
      <loext:graphic-properties draw:fill="solid" draw:fill-color="#cccccc"/>
      <style:text-properties fo:font-size="18pt" style:font-size-asian="18pt" style:font-size-complex="18pt"/>
    </style:style>
    <style:style style:name="P41"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Arial" fo:font-size="14pt" fo:font-style="italic" fo:text-shadow="none" style:text-underline-style="none" fo:font-weight="normal" style:text-underline-mode="continuous" style:text-overline-mode="continuous" style:text-line-through-mode="continuous" style:letter-kerning="false" style:font-name-asian="Arial" style:font-size-asian="14pt" style:font-style-asian="italic" style:font-weight-asian="normal" style:font-name-complex="Arial" style:font-size-complex="14pt" style:font-style-complex="italic" style:font-weight-complex="normal" style:text-emphasize="none" style:text-scale="100%" style:font-relief="none"/>
    </style:style>
    <style:style style:name="P42" style:family="paragraph">
      <loext:graphic-properties draw:fill="none" draw:fill-color="#99ccff"/>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4pt" fo:font-style="italic" fo:text-shadow="none" style:text-underline-style="none" fo:font-weight="normal" style:letter-kerning="true" style:font-name-asian="Lucida Sans Unicode" style:font-size-asian="14pt" style:font-style-asian="italic" style:font-weight-asian="normal" style:font-name-complex="Tahoma" style:font-size-complex="14pt" style:font-style-complex="italic" style:font-weight-complex="normal" style:text-emphasize="none" style:font-relief="none"/>
    </style:style>
    <style:style style:name="P43" style:family="paragraph">
      <loext:graphic-properties draw:fill="none" draw:fill-color="#99ccff"/>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4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P4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letter-spacing="normal" fo:font-style="italic" fo:text-shadow="none" style:text-underline-style="none" fo:font-weight="normal" style:text-underline-mode="continuous" style:text-overline-mode="continuous" style:text-line-through-mode="continuous" style:letter-kerning="true" style:font-name-asian="Arial" style:font-size-asian="14pt" style:font-style-asian="italic" style:font-weight-asian="normal" style:font-name-complex="Arial" style:font-size-complex="14pt" style:font-style-complex="italic" style:font-weight-complex="normal" style:text-emphasize="none" style:text-scale="100%" style:font-relief="none" style:text-overline-style="none" style:text-overline-color="font-color"/>
    </style:style>
    <style:style style:name="P46" style:family="paragraph">
      <loext:graphic-properties draw:fill="none" draw:fill-color="#ffffff"/>
      <style:paragraph-properties fo:margin-left="0cm" fo:margin-right="0cm" fo:margin-top="0cm" fo:margin-bottom="0cm" fo:line-height="100%" fo:text-indent="0cm"/>
      <style:text-properties fo:color="#404040" style:text-outline="false" style:text-line-through-style="none" style:text-line-through-type="none" style:font-name="Arial" fo:font-size="14pt" fo:letter-spacing="normal" fo:font-style="normal" fo:text-shadow="none" style:text-underline-style="none" fo:font-weight="normal" style:text-underline-mode="continuous" style:text-overline-mode="continuous" style:text-line-through-mode="continuous" style:letter-kerning="true" style:font-name-asian="Arial" style:font-size-asian="14pt" style:font-style-asian="normal" style:font-weight-asian="normal" style:font-name-complex="Arial" style:font-size-complex="14pt" style:font-style-complex="normal" style:font-weight-complex="normal" style:text-emphasize="none" style:text-scale="100%" style:font-relief="none" style:text-overline-style="none" style:text-overline-color="font-color"/>
    </style:style>
    <style:style style:name="P4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letter-spacing="normal" fo:font-style="normal" fo:text-shadow="none" style:text-underline-style="none" fo:font-weight="normal" style:text-underline-mode="continuous" style:text-overline-mode="continuous" style:text-line-through-mode="continuous" style:letter-kerning="true" style:font-name-asian="Arial" style:font-size-asian="14pt" style:font-style-asian="normal" style:font-weight-asian="normal" style:font-name-complex="Arial" style:font-size-complex="14pt" style:font-style-complex="normal" style:font-weight-complex="normal" style:text-emphasize="none" style:text-scale="100%" style:font-relief="none" style:text-overline-style="none" style:text-overline-color="font-color"/>
    </style:style>
    <style:style style:name="P48"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 style:family="paragraph">
      <loext:graphic-properties draw:fill="none" draw:fill-color="#cccccc"/>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Arial" fo:font-size="14pt" fo:font-style="italic" fo:text-shadow="none" style:text-underline-style="none" fo:font-weight="normal" style:text-underline-mode="continuous" style:text-overline-mode="continuous" style:text-line-through-mode="continuous" style:letter-kerning="false" style:font-name-asian="Arial" style:font-size-asian="14pt" style:font-style-asian="italic" style:font-weight-asian="normal" style:font-name-complex="Arial" style:font-size-complex="14pt" style:font-style-complex="italic" style:font-weight-complex="normal" style:text-emphasize="none" style:text-scale="100%" style:font-relief="none" style:text-overline-style="none" style:text-overline-color="font-color"/>
    </style:style>
    <style:style style:name="P50" style:family="paragraph">
      <loext:graphic-properties draw:fill="none"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2"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1816eb" style:font-style-asian="italic" style:font-style-complex="italic"/>
    </style:style>
    <style:style style:name="T3" style:family="text">
      <style:text-properties fo:font-style="italic" officeooo:rsid="0018a5a1" style:font-style-asian="italic" style:font-style-complex="italic"/>
    </style:style>
    <style:style style:name="T4" style:family="text">
      <style:text-properties fo:font-style="italic" fo:background-color="transparent" loext:char-shading-value="0" style:font-style-asian="italic" style:font-style-complex="italic"/>
    </style:style>
    <style:style style:name="T5" style:family="text">
      <style:text-properties fo:font-style="italic" officeooo:rsid="000f9eda" fo:background-color="transparent" loext:char-shading-value="0" style:font-style-asian="italic" style:font-style-complex="italic"/>
    </style:style>
    <style:style style:name="T6" style:family="text">
      <style:text-properties fo:font-style="italic" officeooo:rsid="00170470" fo:background-color="transparent" loext:char-shading-value="0" style:font-style-asian="italic" style:font-style-complex="italic"/>
    </style:style>
    <style:style style:name="T7" style:family="text">
      <style:text-properties fo:font-style="normal" style:font-style-asian="normal" style:font-style-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position="super 58%"/>
    </style:style>
    <style:style style:name="T11" style:family="text">
      <style:text-properties style:text-position="super 58%" fo:font-weight="normal" fo:background-color="transparent" loext:char-shading-value="0" style:font-weight-asian="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25b3aa" style:font-weight-asian="bold" style:font-weight-complex="bold"/>
    </style:style>
    <style:style style:name="T15" style:family="text">
      <style:text-properties style:text-underline-style="solid" style:text-underline-width="auto" style:text-underline-color="font-color" fo:background-color="transparent" loext:char-shading-value="0"/>
    </style:style>
    <style:style style:name="T16" style:family="text">
      <style:text-properties style:text-underline-style="solid" style:text-underline-width="auto" style:text-underline-color="font-color" officeooo:rsid="00223a7f" fo:background-color="transparent" loext:char-shading-value="0"/>
    </style:style>
    <style:style style:name="T17" style:family="text">
      <style:text-properties fo:background-color="transparent" loext:char-shading-value="0"/>
    </style:style>
    <style:style style:name="T18" style:family="text">
      <style:text-properties officeooo:rsid="00223a7f" fo:background-color="transparent" loext:char-shading-value="0"/>
    </style:style>
    <style:style style:name="T19" style:family="text">
      <style:text-properties officeooo:rsid="0018a5a1"/>
    </style:style>
    <style:style style:name="T20" style:family="text">
      <style:text-properties officeooo:rsid="00223a7f"/>
    </style:style>
    <style:style style:name="T21" style:family="text">
      <style:text-properties style:text-underline-style="none" fo:font-weight="bold" fo:background-color="transparent" loext:char-shading-value="0" style:font-weight-asian="bold" style:font-weight-complex="bold"/>
    </style:style>
    <style:style style:name="T22" style:family="text">
      <style:text-properties style:text-underline-style="none" fo:font-weight="bold" officeooo:rsid="00223a7f" fo:background-color="transparent" loext:char-shading-value="0" style:font-weight-asian="bold" style:font-weight-complex="bold"/>
    </style:style>
    <style:style style:name="T23" style:family="text">
      <style:text-properties officeooo:rsid="0025b3aa"/>
    </style:style>
    <style:style style:name="T24" style:family="text">
      <style:text-properties fo:color="#000000" style:text-outline="false" style:text-line-through-style="none" style:text-line-through-type="none" style:font-name="Arial" fo:font-size="14pt" fo:font-style="italic" fo:text-shadow="none" style:text-underline-style="none" fo:font-weight="normal" style:text-underline-mode="continuous" style:text-overline-mode="continuous" style:text-line-through-mode="continuous" style:letter-kerning="false" style:font-name-asian="Arial" style:font-size-asian="14pt" style:font-style-asian="italic" style:font-weight-asian="normal" style:font-name-complex="Arial" style:font-size-complex="14pt" style:font-style-complex="italic"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14pt" style:font-style-asian="normal" style:font-weight-asian="normal" style:font-name-complex="Arial" style:font-size-complex="14pt"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27" style:family="text">
      <style:text-properties style:use-window-font-color="true" style:text-outline="false" style:text-line-through-style="none" style:text-line-through-type="none" style:font-name="Arial2" fo:font-size="5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28" style:family="text">
      <style:text-properties fo:color="#000000" style:text-outline="false" style:text-line-through-style="none" style:text-line-through-type="none" style:font-name="Arial" fo:font-size="14pt" fo:font-style="normal" fo:text-shadow="none" style:text-underline-style="none" fo:font-weight="normal" style:text-underline-mode="continuous" style:text-overline-mode="continuous" style:text-line-through-mode="continuous" style:letter-kerning="false" style:font-name-asian="Arial" style:font-size-asian="14pt" style:font-style-asian="normal" style:font-weight-asian="normal" style:font-name-complex="Arial" style:font-size-complex="14pt" style:font-style-complex="normal" style:font-weight-complex="normal" style:text-emphasize="none" style:text-scale="100%" style:font-relief="none"/>
    </style:style>
    <style:style style:name="T29" style:family="text">
      <style:text-properties fo:font-size="18pt" style:font-size-asian="18pt" style:font-size-complex="18pt"/>
    </style:style>
    <style:style style:name="T30" style:family="text">
      <style:text-properties fo:color="#000000" style:text-outline="false" style:text-line-through-style="none" style:text-line-through-type="none" style:font-name="Arial" fo:font-size="14pt" fo:font-style="italic" fo:text-shadow="none" style:text-underline-style="none" fo:font-weight="normal" style:text-underline-mode="continuous" style:text-overline-mode="continuous" style:text-line-through-mode="continuous" style:letter-kerning="false" style:font-name-asian="Arial" style:font-size-asian="14pt" style:font-style-asian="italic" style:font-weight-asian="normal" style:font-name-complex="Arial" style:font-size-complex="14pt" style:font-style-complex="italic" style:font-weight-complex="normal" style:text-emphasize="none" style:text-scale="100%" style:font-relief="none"/>
    </style:style>
    <style:style style:name="T31" style:family="text">
      <style:text-properties style:use-window-font-color="true" style:text-outline="false" style:text-line-through-style="none" style:text-line-through-type="none" style:font-name="Arial2" fo:font-size="14pt" fo:font-style="italic" fo:text-shadow="none" style:text-underline-style="none" fo:font-weight="normal" style:letter-kerning="true" style:font-name-asian="Lucida Sans Unicode" style:font-size-asian="14pt" style:font-style-asian="italic" style:font-weight-asian="normal" style:font-name-complex="Tahoma" style:font-size-complex="14pt" style:font-style-complex="italic" style:font-weight-complex="normal" style:text-emphasize="none" style:font-relief="none"/>
    </style:style>
    <style:style style:name="T32" style:family="text">
      <style:text-properties style:use-window-font-color="true" style:text-outline="false" style:text-line-through-style="none" style:text-line-through-type="none" style:font-name="Arial2" fo:font-size="14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T33" style:family="text">
      <style:text-properties style:use-window-font-color="true" style:text-outline="false" style:text-line-through-style="none" style:text-line-through-type="none" style:font-name="Arial" fo:font-size="14pt" fo:letter-spacing="normal" fo:font-style="italic" fo:text-shadow="none" style:text-underline-style="none" fo:font-weight="normal" style:text-underline-mode="continuous" style:text-overline-mode="continuous" style:text-line-through-mode="continuous" style:letter-kerning="true" style:font-name-asian="Arial" style:font-size-asian="14pt" style:font-style-asian="italic" style:font-weight-asian="normal" style:font-name-complex="Arial" style:font-size-complex="14pt" style:font-style-complex="italic" style:font-weight-complex="normal" style:text-emphasize="none" style:text-scale="100%" style:font-relief="none" style:text-overline-style="none" style:text-overline-color="font-color"/>
    </style:style>
    <style:style style:name="T34" style:family="text">
      <style:text-properties fo:color="#404040" style:text-outline="false" style:text-line-through-style="none" style:text-line-through-type="none" style:font-name="Arial" fo:font-size="14pt" fo:letter-spacing="normal" fo:font-style="italic" fo:text-shadow="none" style:text-underline-style="none" fo:font-weight="normal" style:text-underline-mode="continuous" style:text-overline-mode="continuous" style:text-line-through-mode="continuous" style:letter-kerning="true" style:font-name-asian="Arial" style:font-size-asian="14pt" style:font-style-asian="italic" style:font-weight-asian="normal" style:font-name-complex="Arial" style:font-size-complex="14pt" style:font-style-complex="italic" style:font-weight-complex="normal" style:text-emphasize="none" style:text-scale="100%" style:font-relief="none" style:text-overline-style="none" style:text-overline-color="font-color"/>
    </style:style>
    <style:style style:name="T35" style:family="text">
      <style:text-properties fo:color="#404040" style:text-outline="false" style:text-line-through-style="none" style:text-line-through-type="none" style:font-name="Arial" fo:font-size="14pt" fo:letter-spacing="normal" fo:font-style="normal" fo:text-shadow="none" style:text-underline-style="none" fo:font-weight="normal" style:text-underline-mode="continuous" style:text-overline-mode="continuous" style:text-line-through-mode="continuous" style:letter-kerning="true" style:font-name-asian="Arial" style:font-size-asian="14pt" style:font-style-asian="normal" style:font-weight-asian="normal" style:font-name-complex="Arial" style:font-size-complex="14pt"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line-through-type="none" style:font-name="Arial" fo:font-size="14pt" fo:letter-spacing="normal" fo:font-style="normal" fo:text-shadow="none" style:text-underline-style="none" fo:font-weight="normal" style:text-underline-mode="continuous" style:text-overline-mode="continuous" style:text-line-through-mode="continuous" style:letter-kerning="true" style:font-name-asian="Arial" style:font-size-asian="14pt" style:font-style-asian="normal" style:font-weight-asian="normal" style:font-name-complex="Arial" style:font-size-complex="14pt"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font-name="Arial" fo:font-size="14pt" fo:font-style="italic" fo:text-shadow="none" style:text-underline-style="none" fo:font-weight="normal" style:text-underline-mode="continuous" style:text-overline-mode="continuous" style:text-line-through-mode="continuous" style:letter-kerning="false" style:font-name-asian="Arial" style:font-size-asian="14pt" style:font-style-asian="italic" style:font-weight-asian="normal" style:font-name-complex="Arial" style:font-size-complex="14pt" style:font-style-complex="italic"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fo:margin-left="0cm" fo:margin-right="0cm" style:vertical-pos="from-top" style:horizontal-pos="from-left" style:horizontal-rel="paragraph-content" draw:fill-image-width="0cm" draw:fill-image-height="0cm" style:shadow="none" draw:shadow-opacity="100%" draw:ole-draw-aspect="1"/>
    </style:style>
    <style:style style:name="fr2" style:family="graphic" style:parent-style-name="Formula">
      <style:graphic-properties fo:margin-left="0cm" fo:margin-right="0cm" style:vertical-pos="from-top" style:horizontal-pos="from-left" style:horizontal-rel="paragraph-content" draw:ole-draw-aspect="1"/>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false" draw:fit-to-size="false" style:shrink-to-fit="false" fo:padding-top="0cm" fo:padding-bottom="0cm" fo:padding-left="0cm" fo:padding-right="0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019cm" svg:stroke-color="#000000" draw:marker-start="" draw:marker-start-width="0.319cm" draw:marker-start-center="false" draw:marker-end="" draw:marker-end-width="0.319cm" draw:marker-end-center="false" draw:fill="solid" draw:fill-color="#99cc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 style:family="graphic">
      <style:graphic-properties draw:stroke="solid" svg:stroke-width="0.049cm" svg:stroke-color="#000000" draw:marker-start="" draw:marker-start-width="0.36cm" draw:marker-start-center="false" draw:marker-end="" draw:marker-end-width="0.36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auto-grow-height="false" fo:min-height="0.474cm" fo:padding-top="0.049cm" fo:padding-bottom="0.049cm" fo:padding-left="0.049cm" fo:padding-right="0.049cm" draw:shadow="hidden" draw:shadow-offset-x="0.3cm" draw:shadow-offset-y="0.3cm" draw:shadow-color="#808080" style:run-through="foreground"/>
    </style:style>
    <style:style style:name="gr7" style:family="graphic">
      <style:graphic-properties draw:stroke="solid" svg:stroke-width="0.03cm" svg:stroke-color="#000000" draw:marker-start="" draw:marker-start-width="0.349cm" draw:marker-start-center="false" draw:marker-end="" draw:marker-end-width="0.349cm" draw:marker-end-center="false" draw:fill="none" draw:fill-color="#99cc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8" style:family="graphic">
      <style:graphic-properties draw:stroke="solid" svg:stroke-width="0.03cm" svg:stroke-color="#000000" draw:marker-start="" draw:marker-start-width="0.349cm" draw:marker-start-center="false" draw:marker-end="" draw:marker-end-width="0.349cm" draw:marker-end-center="false" draw:fill="none" draw:fill-color="#99cc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9" style:family="graphic">
      <style:graphic-properties draw:stroke="solid" svg:stroke-width="0.03cm" svg:stroke-color="#000000" draw:marker-start="" draw:marker-start-width="0.34cm" draw:marker-start-center="false" draw:marker-end="" draw:marker-end-width="0.34cm" draw:marker-end-center="false" draw:fill="solid" draw:fill-color="#99cc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10" style:family="graphic">
      <style:graphic-properties draw:stroke="solid" svg:stroke-width="0.049cm" svg:stroke-color="#000000" draw:marker-start="" draw:marker-start-width="0.37cm" draw:marker-start-center="false" draw:marker-end="" draw:marker-end-width="0.37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11" style:family="graphic">
      <style:graphic-properties draw:stroke="none" svg:stroke-width="0.03cm" svg:stroke-color="#000000" draw:marker-start="" draw:marker-start-width="0.34cm" draw:marker-start-center="false" draw:marker-end="" draw:marker-end-width="0.34cm" draw:marker-end-center="false" draw:fill="none" draw:fill-color="#ffffff" draw:textarea-horizontal-align="left" draw:auto-grow-height="false" draw:fit-to-size="false" style:shrink-to-fit="false" fo:padding-top="0cm" fo:padding-bottom="0cm" fo:padding-left="0cm" fo:padding-right="0cm" draw:shadow="hidden" draw:shadow-offset-x="0.3cm" draw:shadow-offset-y="0.3cm" draw:shadow-color="#808080" style:run-through="foreground"/>
    </style:style>
    <style:style style:name="gr12"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3" style:family="graphic">
      <style:graphic-properties draw:stroke="solid" svg:stroke-width="0.049cm" svg:stroke-color="#000000" draw:marker-start="" draw:marker-start-width="0.03cm" draw:marker-start-center="false" draw:marker-end="" draw:marker-end-width="0.03cm" draw:marker-end-center="false" draw:fill="none" draw:fill-color="#99ccff" draw:textarea-horizontal-align="center" draw:textarea-vertical-align="middle" fo:padding-top="0.023cm" fo:padding-bottom="0.023cm" fo:padding-left="0.023cm" fo:padding-right="0.023cm" draw:shadow="hidden" draw:shadow-offset-x="0.3cm" draw:shadow-offset-y="0.3cm" draw:shadow-color="#808080" style:run-through="foreground"/>
    </style:style>
    <style:style style:name="gr14" style:family="graphic">
      <style:graphic-properties draw:stroke="solid" svg:stroke-width="0.049cm" svg:stroke-color="#000000" draw:marker-start="" draw:marker-start-width="0.03cm" draw:marker-start-center="false" draw:marker-end="" draw:marker-end-width="0.03cm" draw:marker-end-center="false" draw:fill="none" draw:fill-color="#99ccff" draw:textarea-horizontal-align="center" draw:textarea-vertical-align="middle" fo:padding-top="0.148cm" fo:padding-bottom="0.148cm" fo:padding-left="0.273cm" fo:padding-right="0.273cm" draw:shadow="hidden" draw:shadow-offset-x="0.3cm" draw:shadow-offset-y="0.3cm" draw:shadow-color="#808080" style:run-through="foreground"/>
    </style:style>
    <style:style style:name="gr15" style:family="graphic">
      <style:graphic-properties draw:stroke="solid" svg:stroke-width="0.049cm" svg:stroke-color="#000000" draw:marker-start="" draw:marker-start-width="0.379cm" draw:marker-start-center="false" draw:marker-end="" draw:marker-end-width="0.379cm" draw:marker-end-center="false" draw:fill="solid" draw:fill-color="#99ccff" draw:textarea-horizontal-align="center" draw:textarea-vertical-align="middle" fo:padding-top="0.023cm" fo:padding-bottom="0.023cm" fo:padding-left="0.023cm" fo:padding-right="0.023cm" draw:shadow="hidden" draw:shadow-offset-x="0.3cm" draw:shadow-offset-y="0.3cm" draw:shadow-color="#808080" style:run-through="foreground"/>
    </style:style>
    <style:style style:name="gr16" style:family="graphic">
      <style:graphic-properties draw:stroke="none"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049cm" svg:stroke-color="#000000" draw:marker-start="" draw:marker-start-width="0.379cm" draw:marker-start-center="false" draw:marker-end="" draw:marker-end-width="0.379cm" draw:marker-end-center="false" draw:fill="none" draw:fill-color="#ffffff" draw:textarea-horizontal-align="left" draw:auto-grow-height="false" draw:fit-to-size="false" style:shrink-to-fit="false" fo:padding-top="0cm" fo:padding-bottom="0cm" fo:padding-left="0cm" fo:padding-right="0cm" draw:shadow="hidden" draw:shadow-offset-x="0.3cm" draw:shadow-offset-y="0.3cm" draw:shadow-color="#808080" style:run-through="foreground"/>
    </style:style>
    <style:style style:name="gr18" style:family="graphic">
      <style:graphic-properties draw:stroke="solid" svg:stroke-width="0.049cm" svg:stroke-color="#000000" draw:marker-start="" draw:marker-start-width="0.379cm" draw:marker-start-center="false" draw:marker-end="" draw:marker-end-width="0.379cm" draw:marker-end-center="false" draw:fill="solid" draw:fill-color="#99ccff" draw:textarea-horizontal-align="center" draw:textarea-vertical-align="middle" fo:padding-top="0.148cm" fo:padding-bottom="0.148cm" fo:padding-left="0.273cm" fo:padding-right="0.273cm" draw:shadow="hidden" draw:shadow-offset-x="0.3cm" draw:shadow-offset-y="0.3cm" draw:shadow-color="#808080" style:run-through="foreground"/>
    </style:style>
    <style:style style:name="gr19" style:family="graphic">
      <style:graphic-properties draw:stroke="none" svg:stroke-color="#000000" draw:fill="solid" draw:fill-color="#cccccc" fo:min-height="4.383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cccccc" fo:min-height="1.639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cccccc" fo:min-height="5.844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solid" draw:fill-color="#cccccc" fo:min-height="9.19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tyle:run-through="foreground" style:wrap="run-through" style:number-wrapped-paragraphs="no-limit" style:vertical-pos="middle" style:vertical-rel="baseline" style:horizontal-pos="from-left" style:horizontal-rel="page" draw:wrap-influence-on-position="once-concurrent" style:flow-with-text="false"/>
    </style:style>
    <style:style style:name="gr24" style:family="graphic">
      <style:graphic-properties draw:stroke="solid" svg:stroke-width="0.049cm" svg:stroke-color="#000000" draw:marker-start="" draw:marker-start-width="0.079cm" draw:marker-start-center="false" draw:marker-end="" draw:marker-end-width="0.079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false" draw:fit-to-size="false" style:shrink-to-fit="fals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049cm" svg:stroke-color="#000000" draw:marker-start="" draw:marker-start-width="0.379cm" draw:marker-start-center="false" draw:marker-end="" draw:marker-end-width="0.379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99ccff" draw:auto-grow-height="false" fo:min-height="0.958cm" fo:padding-top="0cm" fo:padding-bottom="0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99ccff" draw:auto-grow-height="false" fo:padding-top="0cm" fo:padding-bottom="0cm" fo:padding-left="0.25cm" fo:padding-right="0.25cm" draw:shadow="hidden" draw:shadow-offset-x="0.3cm" draw:shadow-offset-y="0.3cm" draw:shadow-color="#808080" style:run-through="foreground"/>
    </style:style>
    <style:style style:name="gr29" style:family="graphic">
      <style:graphic-properties draw:stroke="none" svg:stroke-width="0.03cm" svg:stroke-color="#000000" draw:marker-start="" draw:marker-start-width="0.349cm" draw:marker-start-center="false" draw:marker-end="" draw:marker-end-width="0.349cm" draw:marker-end-center="false" draw:fill="none" draw:fill-color="#99ccff" fo:min-height="0.61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349cm" draw:marker-start-center="false" draw:marker-end="" draw:marker-end-width="0.349cm" draw:marker-end-center="false" draw:fill="solid" draw:fill-color="#99cc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31" style:family="graphic">
      <style:graphic-properties draw:stroke="none" svg:stroke-width="0.03cm" svg:stroke-color="#000000" draw:marker-start="" draw:marker-start-width="0.349cm" draw:marker-start-center="false" draw:marker-end="" draw:marker-end-width="0.349cm" draw:marker-end-center="false" draw:fill="none" draw:fill-color="#99ccff" fo:min-height="0.57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021cm" svg:stroke-color="#000000" draw:marker-start="" draw:marker-start-width="0.3cm" draw:marker-start-center="false" draw:marker-end="" draw:marker-end-width="0.3cm" draw:marker-end-center="false" draw:fill="solid" draw:fill-color="#99ccff" draw:textarea-horizontal-align="center" draw:textarea-vertical-align="middle" fo:padding-top="0.011cm" fo:padding-bottom="0.011cm" fo:padding-left="0.011cm" fo:padding-right="0.011cm" draw:shadow="hidden" draw:shadow-offset-x="0.3cm" draw:shadow-offset-y="0.3cm" draw:shadow-color="#808080" style:run-through="foreground"/>
    </style:style>
    <style:style style:name="gr33" style:family="graphic">
      <style:graphic-properties draw:stroke="solid" svg:stroke-width="0.049cm" svg:stroke-color="#000000" draw:marker-start="" draw:marker-start-width="0.34cm" draw:marker-start-center="false" draw:marker-end="" draw:marker-end-width="0.34cm" draw:marker-end-center="false" draw:fill="solid" draw:fill-color="#99ccff" draw:textarea-horizontal-align="center" draw:textarea-vertical-align="middle" fo:padding-top="0.023cm" fo:padding-bottom="0.023cm" fo:padding-left="0.023cm" fo:padding-right="0.023cm" draw:shadow="hidden" draw:shadow-offset-x="0.3cm" draw:shadow-offset-y="0.3cm" draw:shadow-color="#808080" style:run-through="foreground"/>
    </style:style>
    <style:style style:name="gr34" style:family="graphic">
      <style:graphic-properties draw:stroke="solid" svg:stroke-width="0.049cm" svg:stroke-color="#000000" draw:marker-start="" draw:marker-start-width="0.34cm" draw:marker-start-center="false" draw:marker-end="" draw:marker-end-width="0.34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35" style:family="graphic">
      <style:graphic-properties draw:stroke="solid" svg:stroke-width="0.03cm" svg:stroke-color="#000000" draw:marker-start="" draw:marker-start-width="0.349cm" draw:marker-start-center="false" draw:marker-end="" draw:marker-end-width="0.349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6" style:family="graphic">
      <style:graphic-properties draw:stroke="none" svg:stroke-width="0.03cm" svg:stroke-color="#000000" draw:marker-start="" draw:marker-start-width="0.349cm" draw:marker-start-center="false" draw:marker-end="" draw:marker-end-width="0.349cm" draw:marker-end-center="false" draw:fill="none" draw:fill-color="#ffffff" draw:textarea-horizontal-align="left" draw:auto-grow-height="false" draw:fit-to-size="false" style:shrink-to-fit="false" fo:padding-top="0cm" fo:padding-bottom="0cm" fo:padding-left="0.25cm" fo:padding-right="0.25cm" draw:shadow="hidden" draw:shadow-offset-x="0.3cm" draw:shadow-offset-y="0.3cm" draw:shadow-color="#808080" style:run-through="foreground"/>
    </style:style>
    <style:style style:name="gr37" style:family="graphic">
      <style:graphic-properties draw:stroke="solid" svg:stroke-width="0.049cm" svg:stroke-color="#000000" draw:marker-start="" draw:marker-start-width="0.379cm" draw:marker-start-center="false" draw:marker-end="" draw:marker-end-width="0.379cm" draw:marker-end-center="false" draw:fill="solid" draw:fill-color="#99ccff" draw:textarea-horizontal-align="center" draw:textarea-vertical-align="middle" fo:padding-top="0.026cm" fo:padding-bottom="0.026cm" fo:padding-left="0.026cm" fo:padding-right="0.026cm" draw:shadow="hidden" draw:shadow-offset-x="0.3cm" draw:shadow-offset-y="0.3cm" draw:shadow-color="#808080" style:run-through="foreground"/>
    </style:style>
    <style:style style:name="gr38" style:family="graphic">
      <style:graphic-properties draw:stroke="none" svg:stroke-width="0.049cm" svg:stroke-color="#000000" draw:marker-start="" draw:marker-start-width="0.379cm" draw:marker-start-center="false" draw:marker-end="" draw:marker-end-width="0.379cm" draw:marker-end-center="false" draw:fill="none" draw:fill-color="#ffffff" draw:textarea-horizontal-align="left" draw:auto-grow-height="false" draw:fit-to-size="false" style:shrink-to-fit="false" fo:padding-top="0cm" fo:padding-bottom="0cm" fo:padding-left="0.25cm" fo:padding-right="0.25cm" draw:shadow="hidden" draw:shadow-offset-x="0.3cm" draw:shadow-offset-y="0.3cm" draw:shadow-color="#808080" style:run-through="foreground"/>
    </style:style>
    <style:style style:name="gr39" style:family="graphic">
      <style:graphic-properties draw:stroke="none" svg:stroke-color="#000000" draw:fill="solid" draw:fill-color="#cccccc" fo:min-height="4.526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solid" draw:fill-color="#cccccc" fo:min-height="0.854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cccccc" draw:textarea-horizontal-align="left" draw:auto-grow-height="false" draw:fit-to-size="false" style:shrink-to-fit="false" fo:padding-top="0cm" fo:padding-bottom="0cm" fo:padding-left="0cm" fo:padding-right="0cm" draw:shadow="hidden" draw:shadow-offset-x="0.3cm" draw:shadow-offset-y="0.3cm" draw:shadow-color="#808080" style:run-through="foreground"/>
    </style:style>
    <style:style style:name="gr42" style:family="graphic">
      <style:graphic-properties draw:stroke="solid" svg:stroke-width="0.049cm" svg:stroke-color="#000000" draw:marker-start="" draw:marker-start-width="0.36cm" draw:marker-start-center="false" draw:marker-end="" draw:marker-end-width="0.36cm" draw:marker-end-center="false" draw:fill="none" draw:fill-color="#cccccc"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false" fo:min-height="0.474cm" fo:padding-top="0.049cm" fo:padding-bottom="0.049cm" fo:padding-left="0.049cm" fo:padding-right="0.049cm" draw:shadow="hidden" draw:shadow-offset-x="0.3cm" draw:shadow-offset-y="0.3cm" draw:shadow-color="#808080" style:run-through="foreground"/>
    </style:style>
    <style:style style:name="gr44" style:family="graphic">
      <style:graphic-properties draw:stroke="solid" svg:stroke-width="0.03cm" svg:stroke-color="#000000" draw:marker-start="" draw:marker-start-width="0.295cm" draw:marker-start-center="false" draw:marker-end="" draw:marker-end-width="0.29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5" style:family="graphic">
      <style:graphic-properties draw:stroke="solid" svg:stroke-width="0.025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46" style:family="graphic">
      <style:graphic-properties draw:stroke="solid" svg:stroke-width="0.019cm" svg:stroke-color="#000000" draw:marker-start="" draw:marker-start-width="0.259cm" draw:marker-start-center="false" draw:marker-end="" draw:marker-end-width="0.25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riangles</text:p>
      <text:p text:style-name="Standard"><draw:frame text:anchor-type="paragraph" draw:z-index="23" draw:style-name="gr40" draw:text-style-name="P40" svg:width="12.503cm" svg:height="0.854cm" svg:x="6.496cm" svg:y="0.709cm"><draw:text-box><text:p><text:span text:style-name="T29">Faire au préalable l'activité 4 p183 à la maison</text:span></text:p></draw:text-box></draw:frame></text:p>
      <text:p text:style-name="Standard"/>
      <text:p text:style-name="Standard"/>
      <text:list xml:id="list2530291840" text:style-name="tfNum_20_I_29_">
        <text:list-item>
          <text:p text:style-name="tfTitre_20_I_29_">Les deux Propriétés fondamentales</text:p>
        </text:list-item>
      </text:list>
      <text:p text:style-name="Standard"/>
      <text:list xml:id="list3070397070" text:style-name="tfNum_20_1_29_">
        <text:list-item>
          <text:p text:style-name="tfTitre_20_1_29_">Somme des mesures des angles d'un triangle</text:p>
        </text:list-item>
      </text:list>
      <text:p text:style-name="P5">Propriété :</text:p>
      <text:p text:style-name="tfCours">Dans un triangle, la somme des mesures des angles est égale à 180°.</text:p>
      <text:p text:style-name="P21"><draw:g text:anchor-type="as-char" draw:z-index="0" draw:style-name="gr1"><draw:frame draw:style-name="gr2" draw:text-style-name="P33" svg:width="0.518cm" svg:height="0.572cm" svg:x="0cm" svg:y="4.076cm"><draw:text-box><text:p text:style-name="P32"><text:span text:style-name="T24">A</text:span></text:p></draw:text-box></draw:frame><draw:g draw:style-name="gr3"><draw:polyline draw:style-name="gr4" draw:text-style-name="P34" svg:width="0.113cm" svg:height="0.409cm" svg:x="1.256cm" svg:y="3.846cm" svg:viewBox="0 0 114 410" draw:points="114,410 114,382 112,353 108,325 105,296 101,268 96,241 88,211 81,184 72,156 63,131 51,103 40,77 28,51 15,26 0,0"><text:p/></draw:polyline><draw:polyline draw:style-name="gr4" draw:text-style-name="P34" svg:width="0.749cm" svg:height="0.516cm" svg:x="4.836cm" svg:y="3.74cm" svg:viewBox="0 0 750 517" draw:points="750,29 724,22 697,15 669,9 642,6 612,2 585,0 555,0 528,2 500,4 471,7 443,11 416,17 390,24 362,33 336,42 311,55 287,66 263,79 239,94 215,110 195,127 173,143 153,162 134,182 116,202 101,222 85,245 70,267 57,291 46,314 35,338 26,362 18,388 11,414 6,439 2,465 2,491 0,517"><text:p/></draw:polyline><draw:polyline draw:style-name="gr4" draw:text-style-name="P34" svg:width="0.446cm" svg:height="0.363cm" svg:x="5.996cm" svg:y="1.081cm" svg:viewBox="0 0 447 364" draw:points="0,0 20,33 42,64 66,96 92,125 118,154 145,182 175,208 206,234 237,256 270,278 303,298 338,316 373,335 410,349 447,364"><text:p/></draw:polyline></draw:g><draw:g draw:style-name="gr3"><draw:line draw:style-name="gr5" draw:text-style-name="P34" svg:x1="0.526cm" svg:y1="4.253cm" svg:x2="5.443cm" svg:y2="4.253cm"><text:p/></draw:line><draw:line draw:style-name="gr5" draw:text-style-name="P34" svg:x1="5.443cm" svg:y1="4.256cm" svg:x2="6.73cm" svg:y2="0.68cm"><text:p/></draw:line><draw:line draw:style-name="gr5" draw:text-style-name="P34" svg:x1="6.73cm" svg:y1="0.68cm" svg:x2="0.526cm" svg:y2="4.256cm"><text:p/></draw:line></draw:g><draw:frame draw:style-name="gr2" draw:text-style-name="P35" svg:width="0.812cm" svg:height="0.546cm" svg:x="1.632cm" svg:y="3.672cm"><draw:text-box><text:p text:style-name="P32"><text:span text:style-name="T25">30°</text:span></text:p></draw:text-box></draw:frame><draw:frame draw:style-name="gr2" draw:text-style-name="P33" svg:width="0.466cm" svg:height="0.562cm" svg:x="5.599cm" svg:y="4.143cm"><draw:text-box><text:p text:style-name="P32"><text:span text:style-name="T24">C</text:span></text:p></draw:text-box></draw:frame><draw:frame draw:style-name="gr2" draw:text-style-name="P33" svg:width="0.419cm" svg:height="0.646cm" svg:x="6.862cm" svg:y="0cm"><draw:text-box><text:p text:style-name="P32"><text:span text:style-name="T24">B</text:span></text:p></draw:text-box></draw:frame><draw:frame draw:style-name="gr2" draw:text-style-name="P35" svg:width="1.098cm" svg:height="0.553cm" svg:x="4.288cm" svg:y="3.293cm"><draw:text-box><text:p text:style-name="P32"><text:span text:style-name="T25">110°</text:span></text:p></draw:text-box></draw:frame><draw:frame draw:style-name="gr2" draw:text-style-name="P35" svg:width="0.549cm" svg:height="0.586cm" svg:x="5.854cm" svg:y="1.312cm"><draw:text-box><text:p text:style-name="P32"><text:span text:style-name="T25">?</text:span></text:p></draw:text-box></draw:frame></draw:g></text:p>
      <text:p text:style-name="Standard"><text:span text:style-name="T8">Ex :</text:span> <text:span text:style-name="T12">Déterminons l'angle </text:span><text:span text:style-name="T12"><draw:frame draw:style-name="fr1" draw:name="Objet8" text:anchor-type="as-char" svg:y="-0.644cm" svg:width="1.513cm" svg:height="0.831cm" draw:z-index="26"><draw:object xlink:href="./Object 9" xlink:type="simple" xlink:show="embed" xlink:actuate="onLoad"/><draw:image xlink:href="./ObjectReplacements/Object 9" xlink:type="simple" xlink:show="embed" xlink:actuate="onLoad"/></draw:frame></text:span><text:span text:style-name="T12"> ci-dessus :</text:span></text:p>
      <text:p text:style-name="P12"><text:span text:style-name="tfMasqué">Dans le triangle </text:span><text:span text:style-name="tfMasqué"><text:span text:style-name="T1">ABC</text:span></text:span><text:span text:style-name="tfMasqué">, on a par hypothèse : </text:span><text:span text:style-name="tfMasqué"><draw:frame draw:style-name="fr2" draw:name="Objet1" text:anchor-type="as-char" svg:y="-0.644cm" svg:width="3.022cm" svg:height="0.831cm" draw:z-index="27"><draw:object xlink:href="./Object 1" xlink:type="simple" xlink:show="embed" xlink:actuate="onLoad"/><draw:image xlink:href="./ObjectReplacements/Object 1" xlink:type="simple" xlink:show="embed" xlink:actuate="onLoad"/></draw:frame></text:span><text:span text:style-name="tfMasqué"> et </text:span><text:span text:style-name="tfMasqué"><draw:frame draw:style-name="fr2" draw:name="Objet9" text:anchor-type="as-char" svg:y="-0.644cm" svg:width="3.29cm" svg:height="0.831cm" draw:z-index="28"><draw:object xlink:href="./Object 10" xlink:type="simple" xlink:show="embed" xlink:actuate="onLoad"/><draw:image xlink:href="./ObjectReplacements/Object 10" xlink:type="simple" xlink:show="embed" xlink:actuate="onLoad"/></draw:frame></text:span></text:p>
      <text:p text:style-name="P12"><text:span text:style-name="tfMasqué">or, dans un triangle, la somme des mesures des angles est égale à 180°</text:span></text:p>
      <text:p text:style-name="P12"><text:span text:style-name="tfMasqué">donc </text:span><text:span text:style-name="tfMasqué"><draw:frame draw:style-name="fr2" draw:name="Objet10" text:anchor-type="as-char" svg:y="-0.644cm" svg:width="6.443cm" svg:height="0.831cm" draw:z-index="29"><draw:object xlink:href="./Object 11" xlink:type="simple" xlink:show="embed" xlink:actuate="onLoad"/><draw:image xlink:href="./ObjectReplacements/Object 11" xlink:type="simple" xlink:show="embed" xlink:actuate="onLoad"/></draw:frame></text:span></text:p>
      <text:p text:style-name="P12"><text:span text:style-name="tfMasqué">donc </text:span><text:span text:style-name="tfMasqué"><draw:frame draw:style-name="fr2" draw:name="Objet11" text:anchor-type="as-char" svg:y="-0.644cm" svg:width="5.454cm" svg:height="0.831cm" draw:z-index="30"><draw:object xlink:href="./Object 12" xlink:type="simple" xlink:show="embed" xlink:actuate="onLoad"/><draw:image xlink:href="./ObjectReplacements/Object 12" xlink:type="simple" xlink:show="embed" xlink:actuate="onLoad"/><svg:desc>formule</svg:desc></draw:frame></text:span></text:p>
      <text:p text:style-name="P12"><text:span text:style-name="tfMasqué">donc </text:span><text:span text:style-name="tfMasqué"><draw:frame draw:style-name="fr2" draw:name="Objet12" text:anchor-type="as-char" svg:y="-0.644cm" svg:width="4.396cm" svg:height="0.831cm" draw:z-index="34"><draw:object xlink:href="./Object 13" xlink:type="simple" xlink:show="embed" xlink:actuate="onLoad"/><draw:image xlink:href="./ObjectReplacements/Object 13" xlink:type="simple" xlink:show="embed" xlink:actuate="onLoad"/><svg:desc>formule</svg:desc></draw:frame></text:span></text:p>
      <text:p text:style-name="P12"><text:span text:style-name="tfMasqué">donc </text:span><text:span text:style-name="tfMasqué"><draw:frame draw:style-name="fr2" draw:name="Objet13" text:anchor-type="as-char" svg:y="-0.644cm" svg:width="3.053cm" svg:height="0.831cm" draw:z-index="35"><draw:object xlink:href="./Object 14" xlink:type="simple" xlink:show="embed" xlink:actuate="onLoad"/><draw:image xlink:href="./ObjectReplacements/Object 14" xlink:type="simple" xlink:show="embed" xlink:actuate="onLoad"/></draw:frame></text:span></text:p>
      <text:p text:style-name="P12"/>
      <text:p text:style-name="P12"><draw:frame text:anchor-type="paragraph" draw:z-index="22" draw:style-name="gr39" draw:text-style-name="P40" svg:width="7.291cm" svg:height="4.527cm" svg:x="11.709cm" svg:y="2.365cm"><draw:text-box><text:p><text:span text:style-name="T29">oral p192: 44, 45</text:span></text:p><text:p><text:span text:style-name="T29">constructions p193: 59, 60</text:span></text:p><text:p><text:span text:style-name="T29"/></text:p><text:p><text:span text:style-name="T29">démonstrations </text:span></text:p><text:p><text:span text:style-name="T29">p192: 48, 51</text:span></text:p><text:p><text:span text:style-name="T29">p193: 54, 57</text:span></text:p></draw:text-box></draw:frame></text:p>
      <text:list xml:id="list164008226609202" text:continue-numbering="true" text:style-name="tfNum_20_1_29_">
        <text:list-item>
          <text:p text:style-name="P26">Inégalité triangulaire</text:p>
        </text:list-item>
      </text:list>
      <text:p text:style-name="P9">Le chemin le plus court entre deux points <text:span text:style-name="T3">A</text:span><text:span text:style-name="T19"> et </text:span><text:span text:style-name="T3">B</text:span><text:span text:style-name="T19"> </text:span>est la ligne droite.</text:p>
      <text:p text:style-name="P10">Faire un détour par un 3ème point <text:span text:style-name="T1">M</text:span> ne peut qu'allonger le trajet.</text:p>
      <text:p text:style-name="P22"><draw:g text:anchor-type="as-char" draw:z-index="24" draw:name="Forme1" draw:style-name="gr1"><draw:frame draw:style-name="gr41" draw:text-style-name="P49" svg:width="0.518cm" svg:height="0.572cm" svg:x="0cm" svg:y="4.076cm"><draw:text-box><text:p text:style-name="P32"><text:span text:style-name="T37">A</text:span></text:p></draw:text-box></draw:frame><draw:g draw:style-name="gr3"><draw:line draw:style-name="gr42" draw:text-style-name="P50" svg:x1="0.525cm" svg:y1="4.253cm" svg:x2="5.442cm" svg:y2="4.253cm"><text:p/></draw:line><draw:line draw:style-name="gr42" draw:text-style-name="P50" svg:x1="5.442cm" svg:y1="4.256cm" svg:x2="6.729cm" svg:y2="0.68cm"><text:p/></draw:line><draw:line draw:style-name="gr42" draw:text-style-name="P50" svg:x1="6.729cm" svg:y1="0.68cm" svg:x2="0.525cm" svg:y2="4.256cm"><text:p/></draw:line></draw:g><draw:frame draw:style-name="gr41" draw:text-style-name="P49" svg:width="0.466cm" svg:height="0.562cm" svg:x="5.599cm" svg:y="4.143cm"><draw:text-box><text:p text:style-name="P32"><text:span text:style-name="T37">M</text:span></text:p></draw:text-box></draw:frame><draw:frame draw:style-name="gr41" draw:text-style-name="P49" svg:width="0.419cm" svg:height="0.646cm" svg:x="6.862cm" svg:y="0cm"><draw:text-box><text:p text:style-name="P32"><text:span text:style-name="T37">B</text:span></text:p></draw:text-box></draw:frame></draw:g></text:p>
      <text:p text:style-name="P5">Propriété :</text:p>
      <text:p text:style-name="tfCours"><text:span text:style-name="T17">Soient </text:span><text:span text:style-name="T4">A</text:span><text:span text:style-name="T17">, </text:span><text:span text:style-name="T4">B</text:span><text:span text:style-name="T17"> et </text:span><text:span text:style-name="T5">M</text:span><text:span text:style-name="T17"> trois points quelconques, on a : <text:s text:c="2"/></text:span><text:span text:style-name="T4">A</text:span><text:span text:style-name="T5">B</text:span><text:span text:style-name="T17"> </text:span><text:span text:style-name="tfMasqué_20_sur_20_fond_20_vert"><text:span text:style-name="T17"></text:span></text:span><text:span text:style-name="T17"> </text:span><text:span text:style-name="T4">A</text:span><text:span text:style-name="T5">M</text:span><text:span text:style-name="T17"> + </text:span><text:span text:style-name="T5">M</text:span><text:span text:style-name="T6">B</text:span><text:span text:style-name="T17">.</text:span></text:p>
      <text:p text:style-name="P1"/>
      <text:p text:style-name="P3">Remarques :</text:p>
      <text:list xml:id="list3589242753" text:style-name="tfPuce">
        <text:list-item>
          <text:p text:style-name="P27">Il y a égalité (<text:span text:style-name="T1">A</text:span><text:span text:style-name="T2">B</text:span> = <text:span text:style-name="T1">A</text:span><text:span text:style-name="T2">M</text:span><text:span text:style-name="T7"> + </text:span><text:span text:style-name="T2">M</text:span><text:span text:style-name="T1">C)</text:span> uniquement lorsque <text:span text:style-name="T2">M</text:span><text:span text:style-name="tfMasqué"> appartient à [</text:span><text:span text:style-name="tfMasqué"><text:span text:style-name="T1">A</text:span></text:span><text:span text:style-name="tfMasqué"><text:span text:style-name="T2">B</text:span></text:span><text:span text:style-name="tfMasqué">]</text:span></text:p>
        </text:list-item>
        <text:list-item>
          <text:p text:style-name="P27"><draw:frame text:anchor-type="paragraph" draw:z-index="13" draw:style-name="gr19" draw:text-style-name="P40" svg:width="6.047cm" svg:height="4.384cm" svg:x="12.952cm" svg:y="3.366cm"><draw:text-box><text:p><text:span text:style-name="T29">oral p188: 15</text:span></text:p><text:p><text:span text:style-name="T29">constructions p186: 2</text:span></text:p><text:p><text:span text:style-name="T29"/></text:p><text:p><text:span text:style-name="T29">p188: 19, 20</text:span></text:p><text:p><text:span text:style-name="T29">p189: 21, 26</text:span></text:p><text:p><text:span text:style-name="T29">p196: 83, 87</text:span></text:p></draw:text-box></draw:frame>Dans un triangle, le plus grand côté doit donc être plus petit que <text:span text:style-name="tfMasqué">la somme des longueurs des deux autres.</text:span></text:p>
        </text:list-item>
      </text:list>
      <text:list xml:id="list164007022107880" text:continue-list="list2530291840" text:style-name="tfNum_20_I_29_">
        <text:list-item>
          <text:p text:style-name="P29">Construire un triangle</text:p>
        </text:list-item>
      </text:list>
      <text:p text:style-name="Standard"/>
      <text:p text:style-name="Standard">Dans les exemples ci-dessous, on précisera l'ordre de construction des points.</text:p>
      <text:p text:style-name="Standard"/>
      <text:list xml:id="list164008004556590" text:continue-list="list164008226609202" text:style-name="tfNum_20_1_29_">
        <text:list-item text:start-value="1">
          <text:p text:style-name="tfTitre_20_1_29_">Connaissant les 3 côtés</text:p>
        </text:list-item>
      </text:list>
      <text:p text:style-name="P13"><text:span text:style-name="T8">Ex1 :<text:tab/></text:span><text:span text:style-name="T9">Hypothèses</text:span> : <text:span text:style-name="T1">AB</text:span> = 5cm ; <text:span text:style-name="T1">AC</text:span> = 6cm ; <text:span text:style-name="T1">BC </text:span>= 3cm</text:p>
      <text:p text:style-name="P4"/>
      <table:table table:name="Tableau1" table:style-name="Tableau1">
        <table:table-column table:style-name="Tableau1.A"/>
        <table:table-column table:style-name="Tableau1.B"/>
        <table:table-row>
          <table:table-cell table:style-name="Tableau1.A1" office:value-type="string">
            <text:p text:style-name="P20">Ordre de construction :</text:p>
            <text:list xml:id="list164008386387226" text:continue-list="list3589242753" text:style-name="tfPuce">
              <text:list-item>
                <text:p text:style-name="P23">A</text:p>
              </text:list-item>
              <text:list-item>
                <text:p text:style-name="P25"><text:span text:style-name="T1">C</text:span> tel que :<text:span text:style-name="tfMasqué"> </text:span><text:span text:style-name="tfMasqué"><text:span text:style-name="T1">AC</text:span></text:span><text:span text:style-name="tfMasqué"> = 6cm</text:span></text:p>
              </text:list-item>
              <text:list-item>
                <text:p text:style-name="P24"><text:span text:style-name="T1">B</text:span> tel que : <text:span text:style-name="tfMasqué"><text:span text:style-name="T1">AB</text:span></text:span><text:span text:style-name="tfMasqué"> = 5cm<text:line-break/>et </text:span><text:span text:style-name="tfMasqué"><text:span text:style-name="T1">BC</text:span></text:span><text:span text:style-name="tfMasqué"> = 3cm</text:span></text:p>
              </text:list-item>
            </text:list>
          </table:table-cell>
          <table:table-cell table:style-name="Tableau1.A1" office:value-type="string">
            <text:p text:style-name="P4"><draw:g text:anchor-type="as-char" draw:z-index="17" draw:style-name="gr23"><draw:line draw:style-name="gr24" draw:text-style-name="P38" svg:x1="0.807cm" svg:y1="4.7cm" svg:x2="9.682cm" svg:y2="4.664cm"><text:p/></draw:line><draw:polyline draw:style-name="gr24" draw:text-style-name="P38" svg:width="1.325cm" svg:height="2.367cm" svg:x="6.506cm" svg:y="0.007cm" svg:viewBox="0 0 1326 2368" draw:points="1326,2368 1266,2197 1202,2027 1134,1859 1060,1691 985,1527 904,1364 817,1203 729,1045 636,888 539,734 439,581 336,432 227,285 116,141 0,0"><text:p/></draw:polyline><draw:frame draw:style-name="gr25" draw:text-style-name="P41" svg:width="1.119cm" svg:height="0.955cm" svg:x="0cm" svg:y="4.355cm"><draw:text-box><text:p text:style-name="P32"><text:span text:style-name="T30">A</text:span></text:p></draw:text-box></draw:frame><draw:polyline draw:style-name="gr24" draw:text-style-name="P38" svg:width="2.887cm" svg:height="1.85cm" svg:x="6.023cm" svg:y="0.322cm" svg:viewBox="0 0 2888 1851" draw:points="2888,0 2673,43 2458,97 2247,161 2040,236 1838,321 1638,416 1444,521 1256,635 1073,758 897,891 729,1031 568,1181 413,1338 266,1502 129,1673 0,1851"><text:p/></draw:polyline><draw:line draw:style-name="gr24" draw:text-style-name="P38" svg:x1="0.807cm" svg:y1="4.702cm" svg:x2="7.204cm" svg:y2="1.034cm"><text:p/></draw:line><draw:line draw:style-name="gr24" draw:text-style-name="P38" svg:x1="7.204cm" svg:y1="1.034cm" svg:x2="9.681cm" svg:y2="4.666cm"><text:p/></draw:line><draw:frame draw:style-name="gr25" draw:text-style-name="P41" svg:width="1.119cm" svg:height="0.955cm" svg:x="9.682cm" svg:y="4.396cm"><draw:text-box><text:p text:style-name="P32"><text:span text:style-name="T30">C</text:span></text:p></draw:text-box></draw:frame><draw:frame draw:style-name="gr25" draw:text-style-name="P41" svg:width="1.121cm" svg:height="0.953cm" svg:x="6.948cm" svg:y="0cm"><draw:text-box><text:p text:style-name="P32"><text:span text:style-name="T30">B</text:span></text:p></draw:text-box></draw:frame></draw:g></text:p>
          </table:table-cell>
        </table:table-row>
      </table:table>
      <text:p text:style-name="P4"/>
      <text:p text:style-name="Standard"/>
      <text:p text:style-name="Standard"/>
      <text:p text:style-name="P13"><text:span text:style-name="T8">Ex2 :<text:tab/></text:span><text:span text:style-name="T9">Hypothèses</text:span> : <text:span text:style-name="T1">AB</text:span> = 3cm ; <text:span text:style-name="T1">BC</text:span> = 4cm ; <text:span text:style-name="T1">AC</text:span> = 8cm</text:p>
      <text:p text:style-name="P13"/>
      <text:p text:style-name="P20">Ordre de construction :</text:p>
      <text:list xml:id="list164007780048362" text:continue-numbering="true" text:style-name="tfPuce">
        <text:list-item>
          <text:p text:style-name="P28">On remarque que : <text:span text:style-name="tfMasqué"><text:span text:style-name="T1">AC</text:span></text:span><text:span text:style-name="tfMasqué"> &gt; </text:span><text:span text:style-name="tfMasqué"><text:span text:style-name="T1">AB</text:span></text:span><text:span text:style-name="tfMasqué"> + </text:span><text:span text:style-name="tfMasqué"><text:span text:style-name="T1">BC</text:span></text:span><text:span text:style-name="tfMasqué">.<text:line-break/>L'inégalité triangulaire n'est pas vérifiée : on ne peut donc pas construire le triangle </text:span><text:span text:style-name="tfMasqué"><text:span text:style-name="T1">ABC</text:span></text:span><text:span text:style-name="tfMasqué">.</text:span></text:p>
        </text:list-item>
      </text:list>
      <text:p text:style-name="Standard"/>
      <text:p text:style-name="Standard"/>
      <text:p text:style-name="P13"><text:span text:style-name="T8">Bilan :<text:tab/></text:span><text:span text:style-name="T9">L'inégalité</text:span> triangulaire doit être vérifiée.</text:p>
      <text:p text:style-name="Standard"/>
      <text:list xml:id="list164007873581184" text:continue-list="list164008004556590" text:style-name="tfNum_20_1_29_">
        <text:list-item>
          <text:p text:style-name="P26">Connaissant 2 côtés et 1 angle</text:p>
        </text:list-item>
      </text:list>
      <text:p text:style-name="P13"><text:span text:style-name="T8">Ex3 :<text:tab/></text:span>Hypothèses : <text:span text:style-name="T1">AB</text:span> = 4cm ; <text:span text:style-name="T1">AC</text:span> = 6cm ; <draw:frame draw:style-name="fr2" draw:name="Objet2" text:anchor-type="as-char" svg:y="-0.644cm" svg:width="3.029cm" svg:height="0.78cm" draw:z-index="1"><draw:object xlink:href="./Object 2" xlink:type="simple" xlink:show="embed" xlink:actuate="onLoad"/><draw:image xlink:href="./ObjectReplacements/Object 2" xlink:type="simple" xlink:show="embed" xlink:actuate="onLoad"/><svg:desc>formule</svg:desc></draw:frame></text:p>
      <text:p text:style-name="P4"/>
      <table:table table:name="Tableau2" table:style-name="Tableau2">
        <table:table-column table:style-name="Tableau2.A"/>
        <table:table-column table:style-name="Tableau2.B"/>
        <table:table-row>
          <table:table-cell table:style-name="Tableau2.A1" office:value-type="string">
            <text:p text:style-name="P20">Ordre de construction :</text:p>
            <text:list xml:id="list164008897079990" text:continue-list="list164007780048362" text:style-name="tfPuce">
              <text:list-item>
                <text:p text:style-name="P23">A</text:p>
              </text:list-item>
              <text:list-item>
                <text:p text:style-name="P25"><text:span text:style-name="T1">C</text:span> tel que : <text:span text:style-name="tfMasqué"><text:span text:style-name="T1">AC</text:span></text:span><text:span text:style-name="tfMasqué"> = 6cm</text:span></text:p>
              </text:list-item>
              <text:list-item>
                <text:p text:style-name="P24"><text:span text:style-name="T1">B</text:span> tel que : <draw:frame draw:style-name="fr2" draw:name="Objet15" text:anchor-type="as-char" svg:y="-0.644cm" svg:width="3.029cm" svg:height="0.78cm" draw:z-index="36"><draw:object xlink:href="./Object 15" xlink:type="simple" xlink:show="embed" xlink:actuate="onLoad"/><draw:image xlink:href="./ObjectReplacements/Object 15" xlink:type="simple" xlink:show="embed" xlink:actuate="onLoad"/><svg:desc>formule</svg:desc></draw:frame><text:line-break/><text:span text:style-name="tfMasqué">et </text:span><text:span text:style-name="tfMasqué"><text:span text:style-name="T1">AB</text:span></text:span><text:span text:style-name="tfMasqué"> = 4cm</text:span></text:p>
              </text:list-item>
            </text:list>
          </table:table-cell>
          <table:table-cell table:style-name="Tableau2.A1" office:value-type="string">
            <text:p text:style-name="P4"><draw:g text:anchor-type="as-char" draw:z-index="18" draw:style-name="gr1"><draw:line draw:style-name="gr26" draw:text-style-name="P38" svg:x1="0.743cm" svg:y1="5.436cm" svg:x2="9.661cm" svg:y2="5.399cm"><text:p/></draw:line><draw:polyline draw:style-name="gr26" draw:text-style-name="P38" svg:width="2.25cm" svg:height="2.304cm" svg:x="3.719cm" svg:y="0.289cm" svg:viewBox="0 0 2251 2305" draw:points="2251,2305 2102,2048 1939,1798 1767,1558 1582,1327 1386,1104 1179,894 960,692 734,500 498,322 252,155 0,0"><text:p/></draw:polyline><draw:frame draw:style-name="gr27" draw:text-style-name="P42" svg:width="0.992cm" svg:height="0.696cm" svg:x="0cm" svg:y="5.158cm"><draw:text-box><text:p text:style-name="P32"><text:span text:style-name="T31">A</text:span></text:p></draw:text-box></draw:frame><draw:line draw:style-name="gr26" draw:text-style-name="P38" svg:x1="5.765cm" svg:y1="0.389cm" svg:x2="0.743cm" svg:y2="5.435cm"><text:p/></draw:line><draw:line draw:style-name="gr26" draw:text-style-name="P38" svg:x1="4.94cm" svg:y1="1.203cm" svg:x2="9.659cm" svg:y2="5.397cm"><text:p/></draw:line><draw:frame draw:style-name="gr28" draw:text-style-name="P42" svg:width="1.034cm" svg:height="0.659cm" svg:x="9.615cm" svg:y="5.061cm"><draw:text-box><text:p text:style-name="P32"><text:span text:style-name="T31">C</text:span></text:p></draw:text-box></draw:frame><draw:frame draw:style-name="gr29" draw:text-style-name="P42" svg:width="0.971cm" svg:height="0.862cm" svg:x="4.501cm" svg:y="0cm"><draw:text-box><text:p text:style-name="P32"><text:span text:style-name="T31">B</text:span></text:p></draw:text-box></draw:frame><draw:polyline draw:style-name="gr30" draw:text-style-name="P38" svg:width="0.258cm" svg:height="0.543cm" svg:x="1.279cm" svg:y="4.883cm" svg:viewBox="0 0 259 544" draw:points="259,544 258,503 254,463 248,423 240,383 229,344 216,305 199,269 181,230 162,194 141,159 116,123 91,91 61,58 32,28 0,0"><text:p/></draw:polyline><draw:frame draw:style-name="gr31" draw:text-style-name="P43" svg:width="1.384cm" svg:height="0.821cm" svg:x="1.538cm" svg:y="4.576cm"><draw:text-box><text:p text:style-name="P32"><text:span text:style-name="T32">45°</text:span></text:p></draw:text-box></draw:frame></draw:g></text:p>
          </table:table-cell>
        </table:table-row>
      </table:table>
      <text:p text:style-name="P4"/>
      <text:p text:style-name="Standard"/>
      <text:p text:style-name="Standard"/>
      <text:p text:style-name="Standard"/>
      <text:p text:style-name="P13"><text:span text:style-name="T8">Ex4 :<text:tab/></text:span>Hypothèses : <text:span text:style-name="T1">AB</text:span> = 3cm ; <text:span text:style-name="T1">AC</text:span> = 6cm ; <draw:frame draw:style-name="fr2" draw:name="Objet3" text:anchor-type="as-char" svg:y="-0.644cm" svg:width="3.014cm" svg:height="0.781cm" draw:z-index="2"><draw:object xlink:href="./Object 3" xlink:type="simple" xlink:show="embed" xlink:actuate="onLoad"/><draw:image xlink:href="./ObjectReplacements/Object 3" xlink:type="simple" xlink:show="embed" xlink:actuate="onLoad"/><svg:desc>formule</svg:desc></draw:frame></text:p>
      <text:p text:style-name="Standard"/>
      <table:table table:name="Tableau3" table:style-name="Tableau3">
        <table:table-column table:style-name="Tableau3.A"/>
        <table:table-column table:style-name="Tableau3.B"/>
        <table:table-row>
          <table:table-cell table:style-name="Tableau3.A1" office:value-type="string">
            <text:p text:style-name="P20">Ordre de construction :</text:p>
            <text:list xml:id="list164008371203632" text:continue-numbering="true" text:style-name="tfPuce">
              <text:list-item>
                <text:p text:style-name="P23">A</text:p>
              </text:list-item>
              <text:list-item>
                <text:p text:style-name="P25"><text:span text:style-name="T1">C</text:span> tel que : <text:span text:style-name="tfMasqué"><text:span text:style-name="T1">AC</text:span></text:span><text:span text:style-name="tfMasqué"> = 6cm</text:span></text:p>
              </text:list-item>
              <text:list-item>
                <text:p text:style-name="P24"><text:span text:style-name="T1">B</text:span> tel que : <draw:frame draw:style-name="fr2" draw:name="Objet16" text:anchor-type="as-char" svg:y="-0.644cm" svg:width="3.014cm" svg:height="0.781cm" draw:z-index="37"><draw:object xlink:href="./Object 16" xlink:type="simple" xlink:show="embed" xlink:actuate="onLoad"/><draw:image xlink:href="./ObjectReplacements/Object 16" xlink:type="simple" xlink:show="embed" xlink:actuate="onLoad"/><svg:desc>formule</svg:desc></draw:frame><text:line-break/><text:span text:style-name="tfMasqué">et </text:span><text:span text:style-name="tfMasqué"><text:span text:style-name="T1">AB</text:span></text:span><text:span text:style-name="tfMasqué"> = 4cm</text:span></text:p>
              </text:list-item>
            </text:list>
          </table:table-cell>
          <table:table-cell table:style-name="Tableau3.A1" office:value-type="string">
            <text:p text:style-name="P4"><draw:g text:anchor-type="as-char" svg:y="-0.531cm" draw:z-index="19" draw:style-name="gr12"><draw:line draw:style-name="gr32" draw:text-style-name="P44" svg:x1="7.454cm" svg:y1="4.736cm" svg:x2="7.454cm" svg:y2="4.736cm"><text:p/></draw:line><draw:polyline draw:style-name="gr33" draw:text-style-name="P44" svg:width="2.446cm" svg:height="0.745cm" draw:transform="rotate (0.0165806278939461) translate (0.558289292864382cm 0.48618756758515cm)" svg:viewBox="0 0 2447 746" draw:points="0,746 360,526 744,343 1145,196 1566,89 1999,22 2447,0"><text:p/></draw:polyline><draw:polyline draw:style-name="gr33" draw:text-style-name="P44" svg:width="4.289cm" svg:height="3.483cm" draw:transform="rotate (0.0165806278939461) translate (3.00482247900796cm 0.445618793407583cm)" svg:viewBox="0 0 4290 3484" draw:points="0,0 448,22 883,89 1301,196 1704,343 2086,526 2448,746 2785,996 3096,1278 3378,1588 3630,1924 3849,2284 4034,2665 4182,3066 4290,3484"><text:p/></draw:polyline><draw:line draw:style-name="gr34" draw:text-style-name="P44" svg:x1="0cm" svg:y1="0.515cm" svg:x2="11.799cm" svg:y2="4.795cm"><text:p/></draw:line><draw:polyline draw:style-name="gr34" draw:text-style-name="P44" svg:width="8.753cm" svg:height="1.715cm" draw:transform="skewX (-0.0010471975511966) translate (3.07505060372574cm 3.08982006501869cm)" svg:viewBox="0 0 8754 1716" draw:points="8754,1716 0,1716 4026,0"><text:p/></draw:polyline><draw:line draw:style-name="gr34" draw:text-style-name="P44" svg:x1="3.077cm" svg:y1="4.809cm" svg:x2="1.101cm" svg:y2="0.914cm"><text:p/></draw:line><draw:frame draw:style-name="gr2" draw:text-style-name="P45" svg:width="0.727cm" svg:height="0.795cm" draw:transform="rotate (0.0165806278939461) translate (2.45356944444444cm 4.50327777777778cm)"><draw:text-box><text:p text:style-name="P32"><text:span text:style-name="T33">A</text:span></text:p></draw:text-box></draw:frame><draw:frame draw:style-name="gr2" draw:text-style-name="P45" svg:width="0.87cm" svg:height="0.78cm" draw:transform="rotate (0.0165806278939461) translate (12.0561805555556cm 4.40273611111111cm)"><draw:text-box><text:p text:style-name="P32"><text:span text:style-name="T33">C</text:span></text:p></draw:text-box></draw:frame><draw:frame draw:style-name="gr2" draw:text-style-name="P46" svg:width="1.333cm" svg:height="1.071cm" draw:transform="rotate (0.0165806278939461) translate (7.223125cm 2.356625cm)"><draw:text-box><text:p text:style-name="P32"><text:span text:style-name="T34">B</text:span><text:span text:style-name="T35"> ?</text:span></text:p></draw:text-box></draw:frame><draw:frame draw:style-name="gr2" draw:text-style-name="P47" svg:width="1.121cm" svg:height="0.976cm" draw:transform="rotate (0.0165806278939461) translate (0.709083333333333cm 0.0194722222222222cm)"><draw:text-box><text:p text:style-name="P32"><text:span text:style-name="T33">B</text:span><text:span text:style-name="T36"> ?</text:span></text:p></draw:text-box></draw:frame><draw:path draw:style-name="gr35" draw:text-style-name="P48" svg:width="0.613cm" svg:height="0.095cm" draw:transform="skewX (0.00575958653158133) rotate (-1.9394098648161) translate (10.2505275595983cm 4.23087853867534cm)" svg:viewBox="0 0 614 96" svg:d="M0 96c259 2 614-96 614-96"><text:p/></draw:path><draw:frame draw:style-name="gr2" draw:text-style-name="P47" svg:width="1.211cm" svg:height="0.78cm" draw:transform="rotate (0.0165806278939461) translate (8.84943055555556cm 4.07641666666667cm)"><draw:text-box><text:p text:style-name="P32"><text:span text:style-name="T36">20°</text:span></text:p></draw:text-box></draw:frame></draw:g></text:p>
          </table:table-cell>
        </table:table-row>
      </table:table>
      <text:p text:style-name="Standard"/>
      <text:p text:style-name="Standard"/>
      <text:p text:style-name="Standard"/>
      <text:p text:style-name="Standard"/>
      <text:p text:style-name="P13"><text:span text:style-name="T8">Bilan :<text:tab/></text:span>Si l'angle connu est compris entre les deux côtés connus, la construction ne pose pas de problème.<text:line-break/>Sinon, tout dépend des valeurs de l'énoncé (0, 1 ou 2 triangles possibles !)</text:p>
      <text:p text:style-name="Standard"/>
      <text:p text:style-name="Standard"/>
      <text:list xml:id="list164007537351764" text:continue-list="list164007873581184" text:style-name="tfNum_20_1_29_">
        <text:list-item>
          <text:p text:style-name="P26">Connaissant 1 côté et 2 angles</text:p>
        </text:list-item>
      </text:list>
      <text:p text:style-name="P13"><text:span text:style-name="T8">Ex5 :<text:tab/></text:span>Hypothèses : <text:span text:style-name="T1">AC</text:span> = 6cm ; <draw:frame draw:style-name="fr2" draw:name="Objet4" text:anchor-type="as-char" svg:y="-0.644cm" svg:width="3.029cm" svg:height="0.78cm" draw:z-index="5"><draw:object xlink:href="./Object 4" xlink:type="simple" xlink:show="embed" xlink:actuate="onLoad"/><draw:image xlink:href="./ObjectReplacements/Object 4" xlink:type="simple" xlink:show="embed" xlink:actuate="onLoad"/><svg:desc>formule</svg:desc></draw:frame> ; <draw:frame draw:style-name="fr2" draw:name="Objet5" text:anchor-type="as-char" svg:y="-0.644cm" svg:width="2.967cm" svg:height="0.78cm" draw:z-index="6"><draw:object xlink:href="./Object 5" xlink:type="simple" xlink:show="embed" xlink:actuate="onLoad"/><draw:image xlink:href="./ObjectReplacements/Object 5" xlink:type="simple" xlink:show="embed" xlink:actuate="onLoad"/><svg:desc>formule</svg:desc></draw:frame></text:p>
      <text:p text:style-name="P4"/>
      <table:table table:name="Tableau5" table:style-name="Tableau5">
        <table:table-column table:style-name="Tableau5.A"/>
        <table:table-column table:style-name="Tableau5.B"/>
        <table:table-row>
          <table:table-cell table:style-name="Tableau5.A1" office:value-type="string">
            <text:p text:style-name="P20">Ordre de construction :</text:p>
            <text:list xml:id="list164006804063467" text:continue-list="list164008371203632" text:style-name="tfPuce">
              <text:list-item>
                <text:p text:style-name="P23">A</text:p>
              </text:list-item>
              <text:list-item>
                <text:p text:style-name="P25"><text:span text:style-name="T1">C</text:span> tel que : <text:span text:style-name="tfMasqué"><text:span text:style-name="T1">AC</text:span></text:span><text:span text:style-name="tfMasqué"> = 6cm</text:span></text:p>
              </text:list-item>
              <text:list-item>
                <text:p text:style-name="P24"><text:span text:style-name="T1">B</text:span> tel que : <text:span text:style-name="tfMasqué"><draw:frame draw:style-name="fr2" draw:name="Objet17" text:anchor-type="as-char" svg:y="-0.644cm" svg:width="3.029cm" svg:height="0.78cm" draw:z-index="31"><draw:object xlink:href="./Object 17" xlink:type="simple" xlink:show="embed" xlink:actuate="onLoad"/><draw:image xlink:href="./ObjectReplacements/Object 17" xlink:type="simple" xlink:show="embed" xlink:actuate="onLoad"/><svg:desc>formule</svg:desc></draw:frame></text:span><text:span text:style-name="tfMasqué"><text:line-break/>et </text:span><text:span text:style-name="tfMasqué"><draw:frame draw:style-name="fr2" draw:name="Objet18" text:anchor-type="as-char" svg:y="-0.644cm" svg:width="2.967cm" svg:height="0.78cm" draw:z-index="38"><draw:object xlink:href="./Object 18" xlink:type="simple" xlink:show="embed" xlink:actuate="onLoad"/><draw:image xlink:href="./ObjectReplacements/Object 18" xlink:type="simple" xlink:show="embed" xlink:actuate="onLoad"/><svg:desc>formule</svg:desc></draw:frame></text:span></text:p>
              </text:list-item>
            </text:list>
          </table:table-cell>
          <table:table-cell table:style-name="Tableau5.A1" office:value-type="string">
            <text:p text:style-name="P4"><draw:g text:anchor-type="as-char" draw:z-index="20" draw:style-name="gr1"><draw:frame draw:style-name="gr36" draw:text-style-name="P33" svg:width="0.997cm" svg:height="0.544cm" svg:x="0cm" svg:y="3.634cm"><draw:text-box><text:p text:style-name="P32"><text:span text:style-name="T24">A</text:span></text:p></draw:text-box></draw:frame><draw:line draw:style-name="gr37" draw:text-style-name="P34" svg:x1="0.783cm" svg:y1="3.925cm" svg:x2="9.549cm" svg:y2="3.889cm"><text:p/></draw:line><draw:line draw:style-name="gr37" draw:text-style-name="P34" svg:x1="4.393cm" svg:y1="0.304cm" svg:x2="0.782cm" svg:y2="3.922cm"><text:p/></draw:line><draw:polyline draw:style-name="gr30" draw:text-style-name="P34" svg:width="0.192cm" svg:height="0.473cm" svg:x="1.25cm" svg:y="3.442cm" svg:viewBox="0 0 193 474" draw:points="193,474 191,439 188,405 184,370 178,335 169,301 161,268 149,234 136,202 120,170 104,140 86,109 67,80 45,52 23,26 0,0"><text:p/></draw:polyline><draw:line draw:style-name="gr37" draw:text-style-name="P34" svg:x1="9.549cm" svg:y1="3.887cm" svg:x2="3.183cm" svg:y2="0.259cm"><text:p/></draw:line><draw:polyline draw:style-name="gr30" draw:text-style-name="P34" svg:width="0.088cm" svg:height="0.326cm" svg:x="8.873cm" svg:y="3.575cm" svg:viewBox="0 0 89 327" draw:points="89,0 77,20 67,41 57,61 48,83 39,103 32,125 26,147 19,169 15,192 10,214 6,237 3,259 1,282 0,304 0,327"><text:p/></draw:polyline><draw:frame draw:style-name="gr36" draw:text-style-name="P33" svg:width="0.941cm" svg:height="0.562cm" svg:x="9.493cm" svg:y="3.591cm"><draw:text-box><text:p text:style-name="P32"><text:span text:style-name="T24">C</text:span></text:p></draw:text-box></draw:frame><draw:frame draw:style-name="gr36" draw:text-style-name="P33" svg:width="1.237cm" svg:height="0.773cm" svg:x="3.522cm" svg:y="0cm"><draw:text-box><text:p text:style-name="P32"><text:span text:style-name="T24">B</text:span></text:p></draw:text-box></draw:frame><draw:frame draw:style-name="gr36" draw:text-style-name="P35" svg:width="1.777cm" svg:height="0.779cm" svg:x="1.311cm" svg:y="3.265cm"><draw:text-box><text:p text:style-name="P32"><text:span text:style-name="T25">45°</text:span></text:p></draw:text-box></draw:frame><draw:frame draw:style-name="gr36" draw:text-style-name="P35" svg:width="1.781cm" svg:height="0.779cm" svg:x="7.579cm" svg:y="3.3cm"><draw:text-box><text:p text:style-name="P32"><text:span text:style-name="T25">30°</text:span></text:p></draw:text-box></draw:frame></draw:g></text:p>
          </table:table-cell>
        </table:table-row>
      </table:table>
      <text:p text:style-name="P4"/>
      <text:p text:style-name="Standard"/>
      <text:p text:style-name="P4"/>
      <text:p text:style-name="P4"/>
      <text:p text:style-name="P13"><text:span text:style-name="T8">Ex6 :<text:tab/></text:span>Hypothèses : <text:span text:style-name="T1">AC</text:span> = 6cm ; <draw:frame draw:style-name="fr2" draw:name="Objet6" text:anchor-type="as-char" svg:y="-0.644cm" svg:width="3.029cm" svg:height="0.78cm" draw:z-index="8"><draw:object xlink:href="./Object 6" xlink:type="simple" xlink:show="embed" xlink:actuate="onLoad"/><draw:image xlink:href="./ObjectReplacements/Object 6" xlink:type="simple" xlink:show="embed" xlink:actuate="onLoad"/><svg:desc>formule</svg:desc></draw:frame> ; <draw:frame draw:style-name="fr2" draw:name="Objet7" text:anchor-type="as-char" svg:y="-0.644cm" svg:width="3.327cm" svg:height="0.781cm" draw:z-index="9"><draw:object xlink:href="./Object 7" xlink:type="simple" xlink:show="embed" xlink:actuate="onLoad"/><draw:image xlink:href="./ObjectReplacements/Object 7" xlink:type="simple" xlink:show="embed" xlink:actuate="onLoad"/><svg:desc>formule</svg:desc></draw:frame></text:p>
      <text:p text:style-name="P11"/>
      <table:table table:name="Tableau6" table:style-name="Tableau6">
        <table:table-column table:style-name="Tableau6.A"/>
        <table:table-column table:style-name="Tableau6.B"/>
        <table:table-row>
          <table:table-cell table:style-name="Tableau6.A1" office:value-type="string">
            <text:p text:style-name="P20">Ordre de construction :</text:p>
            <text:list xml:id="list164007316272609" text:continue-numbering="true" text:style-name="tfPuce">
              <text:list-item>
                <text:p text:style-name="P23">A</text:p>
              </text:list-item>
              <text:list-item>
                <text:p text:style-name="P25"><text:span text:style-name="T1">C</text:span> tel que : <text:span text:style-name="tfMasqué"><text:span text:style-name="T1">AC</text:span></text:span><text:span text:style-name="tfMasqué"> = 6cm</text:span></text:p>
              </text:list-item>
              <text:list-item>
                <text:p text:style-name="P24"><text:span text:style-name="T1">B</text:span> tel que : <text:span text:style-name="tfMasqué"><draw:frame draw:style-name="fr2" draw:name="Objet19" text:anchor-type="as-char" svg:y="-0.644cm" svg:width="3.029cm" svg:height="0.78cm" draw:z-index="32"><draw:object xlink:href="./Object 19" xlink:type="simple" xlink:show="embed" xlink:actuate="onLoad"/><draw:image xlink:href="./ObjectReplacements/Object 19" xlink:type="simple" xlink:show="embed" xlink:actuate="onLoad"/><svg:desc>formule</svg:desc></draw:frame></text:span><text:span text:style-name="tfMasqué"><text:line-break/>et </text:span><text:span text:style-name="tfMasqué"><draw:frame draw:style-name="fr2" draw:name="Objet20" text:anchor-type="as-char" svg:y="-0.644cm" svg:width="7.103cm" svg:height="0.78cm" draw:z-index="33"><draw:object xlink:href="./Object 20" xlink:type="simple" xlink:show="embed" xlink:actuate="onLoad"/><draw:image xlink:href="./ObjectReplacements/Object 20" xlink:type="simple" xlink:show="embed" xlink:actuate="onLoad"/><svg:desc>formule</svg:desc></draw:frame></text:span></text:p>
              </text:list-item>
            </text:list>
          </table:table-cell>
          <table:table-cell table:style-name="Tableau6.A1" office:value-type="string">
            <text:p text:style-name="P4"><draw:g text:anchor-type="as-char" draw:z-index="21" draw:style-name="gr1"><draw:frame draw:style-name="gr36" draw:text-style-name="P33" svg:width="0.923cm" svg:height="0.572cm" svg:x="0cm" svg:y="3.263cm"><draw:text-box><text:p text:style-name="P32"><text:span text:style-name="T24">A</text:span></text:p></draw:text-box></draw:frame><draw:line draw:style-name="gr37" draw:text-style-name="P34" svg:x1="0.712cm" svg:y1="3.539cm" svg:x2="9.475cm" svg:y2="3.503cm"><text:p/></draw:line><draw:line draw:style-name="gr26" draw:text-style-name="P34" svg:x1="3.946cm" svg:y1="0.296cm" svg:x2="0.713cm" svg:y2="3.545cm"><text:p/></draw:line><draw:polyline draw:style-name="gr30" draw:text-style-name="P34" svg:width="0.192cm" svg:height="0.475cm" svg:x="1.179cm" svg:y="3.062cm" svg:viewBox="0 0 193 476" draw:points="193,476 191,441 188,406 184,371 178,336 169,302 161,268 149,235 136,203 120,171 104,140 86,109 67,80 45,53 23,26 0,0"><text:p/></draw:polyline><draw:line draw:style-name="gr26" draw:text-style-name="P34" svg:x1="9.476cm" svg:y1="3.505cm" svg:x2="2.454cm" svg:y2="0.296cm"><text:p/></draw:line><draw:polyline draw:style-name="gr30" draw:text-style-name="P34" svg:width="0.072cm" svg:height="0.441cm" svg:x="8.362cm" svg:y="3.053cm" svg:viewBox="0 0 73 442" draw:points="73,0 63,28 55,55 47,83 39,112 32,140 26,169 22,198 16,228 12,260 9,289 4,321 3,350 1,381 0,410 0,442"><text:p/></draw:polyline><draw:frame draw:style-name="gr36" draw:text-style-name="P33" svg:width="0.969cm" svg:height="0.565cm" svg:x="9.347cm" svg:y="3.233cm"><draw:text-box><text:p text:style-name="P32"><text:span text:style-name="T24">C</text:span></text:p></draw:text-box></draw:frame><draw:frame draw:style-name="gr36" draw:text-style-name="P33" svg:width="1.235cm" svg:height="0.78cm" svg:x="3.002cm" svg:y="0cm"><draw:text-box><text:p text:style-name="P32"><text:span text:style-name="T24">B</text:span></text:p></draw:text-box></draw:frame><draw:frame draw:style-name="gr38" draw:text-style-name="P35" svg:width="1.357cm" svg:height="0.666cm" svg:x="1.21cm" svg:y="2.84cm"><draw:text-box><text:p text:style-name="P32"><text:span text:style-name="T25">45°</text:span></text:p></draw:text-box></draw:frame><draw:frame draw:style-name="gr36" draw:text-style-name="P35" svg:width="1.348cm" svg:height="0.579cm" svg:x="7.013cm" svg:y="2.842cm"><draw:text-box><text:p text:style-name="P32"><text:span text:style-name="T25">25°</text:span></text:p></draw:text-box></draw:frame><draw:path draw:style-name="gr35" draw:text-style-name="P48" svg:width="0.957cm" svg:height="0.62cm" draw:transform="skewX (0.498116968519182) rotate (-2.23419597547794) translate (3.99600007787539cm 0.981319623973918cm)" svg:viewBox="0 0 958 621" svg:d="M0 0c717 0 958 621 958 621"><text:p/></draw:path><draw:frame draw:style-name="gr38" draw:text-style-name="P35" svg:width="1.654cm" svg:height="0.625cm" svg:x="2.955cm" svg:y="1.348cm"><draw:text-box><text:p text:style-name="P32"><text:span text:style-name="T25">110°</text:span></text:p></draw:text-box></draw:frame></draw:g></text:p>
          </table:table-cell>
        </table:table-row>
      </table:table>
      <text:p text:style-name="P11"/>
      <text:p text:style-name="P11"/>
      <text:p text:style-name="Standard"/>
      <text:p text:style-name="P11"/>
      <text:p text:style-name="P14"><draw:frame text:anchor-type="paragraph" draw:z-index="14" draw:style-name="gr20" draw:text-style-name="P40" svg:width="6.074cm" svg:height="1.639cm" svg:x="12.906cm" svg:y="4.237cm"><draw:text-box><text:p><text:span text:style-name="T29">p186: 5, 6</text:span></text:p><text:p><text:span text:style-name="T29">p187: 7, 8, 9, 11, 13</text:span></text:p></draw:text-box></draw:frame><text:span text:style-name="T8">Bilan :<text:tab/></text:span><text:span text:style-name="T9">Si le côté connu est compris entre les deux angles connus, la construction ne pose pas de problème.<text:line-break/>Sinon, on calcule le 3</text:span><text:span text:style-name="T11">ème</text:span><text:span text:style-name="T9"> angle.</text:span></text:p>
      <text:list xml:id="list164008868043964" text:continue-list="list164007022107880" text:style-name="tfNum_20_I_29_">
        <text:list-item>
          <text:p text:style-name="P30">Droites remarquables d'un triangle</text:p>
        </text:list-item>
      </text:list>
      <text:p text:style-name="Standard"/>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Figure</text:p>
          </table:table-cell>
          <table:table-cell table:style-name="Tableau4.A1" office:value-type="string">
            <text:p text:style-name="Table_20_Contents">Définition</text:p>
          </table:table-cell>
          <table:table-cell table:style-name="Tableau4.C1" office:value-type="string">
            <text:p text:style-name="Table_20_Contents">Point de concours</text:p>
          </table:table-cell>
        </table:table-row>
        <table:table-row>
          <table:table-cell table:style-name="Tableau4.A2" office:value-type="string">
            <text:p text:style-name="P18"><draw:g text:anchor-type="as-char" draw:z-index="3" draw:style-name="gr1"><draw:frame draw:style-name="gr6" draw:text-style-name="P36" svg:width="0.569cm" svg:height="0.593cm" svg:x="0.004cm" svg:y="3.865cm"><draw:text-box><text:p text:style-name="P32"><text:span text:style-name="T26">B</text:span></text:p></draw:text-box></draw:frame><draw:frame draw:style-name="gr6" draw:text-style-name="P36" svg:width="0.567cm" svg:height="0.593cm" svg:x="3.672cm" svg:y="0cm"><draw:text-box><text:p text:style-name="P32"><text:span text:style-name="T26">A</text:span></text:p></draw:text-box></draw:frame><draw:frame draw:style-name="gr6" draw:text-style-name="P36" svg:width="0.569cm" svg:height="0.592cm" svg:x="6.181cm" svg:y="3.881cm"><draw:text-box><text:p text:style-name="P32"><text:span text:style-name="T26">C</text:span></text:p></draw:text-box></draw:frame><draw:frame draw:style-name="gr6" draw:text-style-name="P36" svg:width="0.567cm" svg:height="0.593cm" svg:x="4.078cm" svg:y="4.228cm"><draw:text-box><text:p text:style-name="P32"><text:span text:style-name="T26">H</text:span></text:p></draw:text-box></draw:frame><draw:polygon draw:style-name="gr7" draw:text-style-name="P37" svg:width="5.12cm" svg:height="3.956cm" draw:transform="rotate (0.800058929114201) translate (0.473922013992908cm 4.20935579129515cm)" svg:viewBox="0 0 5121 3957" draw:points="0,0 5121,1 3842,3957"><text:p/></draw:polygon><draw:line draw:style-name="gr7" draw:text-style-name="P37" svg:x1="4.042cm" svg:y1="0.136cm" svg:x2="4.042cm" svg:y2="4.825cm"><text:p/></draw:line><draw:polyline draw:style-name="gr7" draw:text-style-name="P37" svg:width="0.299cm" svg:height="0.298cm" draw:transform="rotate (1.5707963267949) translate (3.74346712211785cm 4.20936601307192cm)" svg:viewBox="0 0 300 299" draw:points="0,0 300,0 300,299"><text:p/></draw:polyline><draw:line draw:style-name="gr7" draw:text-style-name="P37" svg:x1="0cm" svg:y1="4.459cm" svg:x2="5.422cm" svg:y2="1.59cm"><text:p/></draw:line><draw:polyline draw:style-name="gr7" draw:text-style-name="P37" svg:width="0.311cm" svg:height="0.3cm" draw:transform="rotate (-2.64050862534222) translate (4.91630017079434cm 2.18468113912233cm)" svg:viewBox="0 0 312 301" draw:points="0,0 312,0 290,301"><text:p/></draw:polyline><draw:line draw:style-name="gr7" draw:text-style-name="P37" svg:x1="6.372cm" svg:y1="4.586cm" svg:x2="2.506cm" svg:y2="0.827cm"><text:p/></draw:line><draw:polyline draw:style-name="gr7" draw:text-style-name="P37" svg:width="0.316cm" svg:height="0.299cm" draw:transform="rotate (-0.785398163397449) translate (3.15704906772407cm 1.44829190651087cm)" svg:viewBox="0 0 317 300" draw:points="0,300 317,299 300,0"><text:p/></draw:polyline></draw:g></text:p>
          </table:table-cell>
          <table:table-cell table:style-name="Tableau4.A2" office:value-type="string">
            <text:p text:style-name="tfCours"><text:span text:style-name="T17">Les </text:span><text:span text:style-name="tfMasqué_20_sur_20_fond_20_vert"><text:span text:style-name="T21">hauteurs</text:span></text:span><text:span text:style-name="T17"> d'un triangle sont les droites passant par un sommet et coupant le côté opposé perpendiculairement.</text:span></text:p>
          </table:table-cell>
          <table:table-cell table:style-name="Tableau4.C2" office:value-type="string">
            <text:p text:style-name="P19"><text:span text:style-name="tfMasqué">Orthocentre</text:span></text:p>
          </table:table-cell>
        </table:table-row>
        <table:table-row>
          <table:table-cell table:style-name="Tableau4.A2" office:value-type="string">
            <text:p text:style-name="P18"><draw:g text:anchor-type="as-char" draw:z-index="4" draw:style-name="gr1"><draw:frame draw:style-name="gr6" draw:text-style-name="P36" svg:width="0.569cm" svg:height="0.593cm" svg:x="0.004cm" svg:y="3.865cm"><draw:text-box><text:p text:style-name="P32"><text:span text:style-name="T26">B</text:span></text:p></draw:text-box></draw:frame><draw:frame draw:style-name="gr6" draw:text-style-name="P36" svg:width="0.567cm" svg:height="0.593cm" svg:x="3.672cm" svg:y="0cm"><draw:text-box><text:p text:style-name="P32"><text:span text:style-name="T26">A</text:span></text:p></draw:text-box></draw:frame><draw:frame draw:style-name="gr6" draw:text-style-name="P36" svg:width="0.569cm" svg:height="0.592cm" svg:x="6.181cm" svg:y="3.881cm"><draw:text-box><text:p text:style-name="P32"><text:span text:style-name="T26">C</text:span></text:p></draw:text-box></draw:frame><draw:polygon draw:style-name="gr7" draw:text-style-name="P37" svg:width="5.12cm" svg:height="3.956cm" draw:transform="rotate (0.800058929114201) translate (0.473922013992985cm 4.21567523573931cm)" svg:viewBox="0 0 5121 3957" draw:points="0,0 5121,1 3842,3957"><text:p/></draw:polygon><draw:line draw:style-name="gr7" draw:text-style-name="P37" svg:x1="3.067cm" svg:y1="1.646cm" svg:x2="3.067cm" svg:y2="1.385cm"><text:p/></draw:line><draw:line draw:style-name="gr7" draw:text-style-name="P37" svg:x1="3.147cm" svg:y1="1.609cm" svg:x2="3.147cm" svg:y2="1.348cm"><text:p/></draw:line><draw:line draw:style-name="gr7" draw:text-style-name="P37" svg:x1="1.299cm" svg:y1="3.476cm" svg:x2="1.299cm" svg:y2="3.226cm"><text:p/></draw:line><draw:line draw:style-name="gr7" draw:text-style-name="P37" svg:x1="1.373cm" svg:y1="3.42cm" svg:x2="1.373cm" svg:y2="3.17cm"><text:p/></draw:line><draw:line draw:style-name="gr7" draw:text-style-name="P37" svg:x1="5.328cm" svg:y1="3.119cm" svg:x2="5.599cm" svg:y2="3.286cm"><text:p/></draw:line><draw:line draw:style-name="gr7" draw:text-style-name="P37" svg:x1="5.384cm" svg:y1="3.242cm" svg:x2="5.656cm" svg:y2="3.409cm"><text:p/></draw:line><draw:line draw:style-name="gr7" draw:text-style-name="P37" svg:x1="4.354cm" svg:y1="1.286cm" svg:x2="4.625cm" svg:y2="1.436cm"><text:p/></draw:line><draw:line draw:style-name="gr7" draw:text-style-name="P37" svg:x1="4.383cm" svg:y1="1.385cm" svg:x2="4.654cm" svg:y2="1.535cm"><text:p/></draw:line><draw:line draw:style-name="gr7" draw:text-style-name="P37" svg:x1="2.028cm" svg:y1="4.082cm" svg:x2="1.747cm" svg:y2="4.332cm"><text:p/></draw:line><draw:line draw:style-name="gr7" draw:text-style-name="P37" svg:x1="4.799cm" svg:y1="4.082cm" svg:x2="4.505cm" svg:y2="4.332cm"><text:p/></draw:line><draw:line draw:style-name="gr7" draw:text-style-name="P37" svg:x1="4.142cm" svg:y1="0.136cm" svg:x2="3.125cm" svg:y2="4.714cm"><text:p/></draw:line><draw:line draw:style-name="gr7" draw:text-style-name="P37" svg:x1="1.227cm" svg:y1="1.866cm" svg:x2="6.631cm" svg:y2="4.533cm"><text:p/></draw:line><draw:line draw:style-name="gr7" draw:text-style-name="P37" svg:x1="0cm" svg:y1="4.409cm" svg:x2="6cm" svg:y2="1.986cm"><text:p/></draw:line><draw:line draw:style-name="gr8" draw:text-style-name="P37" svg:x1="5.328cm" svg:y1="3.119cm" svg:x2="5.599cm" svg:y2="3.286cm"><text:p/></draw:line><draw:frame draw:style-name="gr6" draw:text-style-name="P36" svg:width="0.569cm" svg:height="0.592cm" svg:x="1.983cm" svg:y="1.783cm"><draw:text-box><text:p text:style-name="P32"><text:span text:style-name="T26">C</text:span><text:span text:style-name="T27"> </text:span><text:span text:style-name="T26">'</text:span></text:p></draw:text-box></draw:frame><draw:frame draw:style-name="gr6" draw:text-style-name="P36" svg:width="0.567cm" svg:height="0.593cm" svg:x="3.26cm" svg:y="4.249cm"><draw:text-box><text:p text:style-name="P32"><text:span text:style-name="T26">A'</text:span></text:p></draw:text-box></draw:frame><draw:frame draw:style-name="gr6" draw:text-style-name="P36" svg:width="0.569cm" svg:height="0.593cm" svg:x="4.992cm" svg:y="1.769cm"><draw:text-box><text:p text:style-name="P32"><text:span text:style-name="T26">B'</text:span></text:p></draw:text-box></draw:frame><draw:frame draw:style-name="gr6" draw:text-style-name="P36" svg:width="0.569cm" svg:height="0.592cm" svg:x="3.484cm" svg:y="3.059cm"><draw:text-box><text:p text:style-name="P32"><text:span text:style-name="T26">G</text:span></text:p></draw:text-box></draw:frame><draw:line draw:style-name="gr7" draw:text-style-name="P37" svg:x1="3.225cm" svg:y1="1.545cm" svg:x2="3.225cm" svg:y2="1.284cm"><text:p/></draw:line><draw:line draw:style-name="gr7" draw:text-style-name="P37" svg:x1="1.451cm" svg:y1="3.356cm" svg:x2="1.451cm" svg:y2="3.106cm"><text:p/></draw:line></draw:g></text:p>
          </table:table-cell>
          <table:table-cell table:style-name="Tableau4.A2" office:value-type="string">
            <text:p text:style-name="tfCours"><text:span text:style-name="T17">Les </text:span><text:span text:style-name="tfMasqué_20_sur_20_fond_20_vert"><text:span text:style-name="T21">médianes</text:span></text:span><text:span text:style-name="T17"> d'un triangle sont les droites passant par un sommet et coupant le côté opposé en son milieu.</text:span></text:p>
          </table:table-cell>
          <table:table-cell table:style-name="Tableau4.C2" office:value-type="string">
            <text:p text:style-name="P19"><text:span text:style-name="tfMasqué">Centre de gravité</text:span></text:p>
          </table:table-cell>
        </table:table-row>
        <table:table-row>
          <table:table-cell table:style-name="Tableau4.A2" office:value-type="string">
            <text:p text:style-name="P18"><draw:g text:anchor-type="as-char" draw:z-index="7" draw:style-name="gr1"><draw:frame draw:style-name="gr6" draw:text-style-name="P36" svg:width="0.567cm" svg:height="0.593cm" svg:x="0cm" svg:y="3.865cm"><draw:text-box><text:p text:style-name="P32"><text:span text:style-name="T26">B</text:span></text:p></draw:text-box></draw:frame><draw:frame draw:style-name="gr6" draw:text-style-name="P36" svg:width="0.569cm" svg:height="0.593cm" svg:x="3.667cm" svg:y="0cm"><draw:text-box><text:p text:style-name="P32"><text:span text:style-name="T26">A</text:span></text:p></draw:text-box></draw:frame><draw:frame draw:style-name="gr6" draw:text-style-name="P36" svg:width="0.567cm" svg:height="0.592cm" svg:x="6.177cm" svg:y="3.881cm"><draw:text-box><text:p text:style-name="P32"><text:span text:style-name="T26">C</text:span></text:p></draw:text-box></draw:frame><draw:polygon draw:style-name="gr7" draw:text-style-name="P37" svg:width="5.12cm" svg:height="3.955cm" draw:transform="skewX (9.19430840016866E-017) rotate (0.799884396189001) translate (0.469922013992498cm 4.20706412462857cm)" svg:viewBox="0 0 5121 3956" draw:points="0,0 5121,0 3843,3956"><text:p/></draw:polygon><draw:line draw:style-name="gr7" draw:text-style-name="P37" svg:x1="3.063cm" svg:y1="1.648cm" svg:x2="3.063cm" svg:y2="1.387cm"><text:p/></draw:line><draw:line draw:style-name="gr7" draw:text-style-name="P37" svg:x1="3.143cm" svg:y1="1.583cm" svg:x2="3.143cm" svg:y2="1.322cm"><text:p/></draw:line><draw:line draw:style-name="gr7" draw:text-style-name="P37" svg:x1="1.269cm" svg:y1="3.476cm" svg:x2="1.269cm" svg:y2="3.226cm"><text:p/></draw:line><draw:line draw:style-name="gr7" draw:text-style-name="P37" svg:x1="1.369cm" svg:y1="3.408cm" svg:x2="1.369cm" svg:y2="3.158cm"><text:p/></draw:line><draw:line draw:style-name="gr7" draw:text-style-name="P37" svg:x1="5.324cm" svg:y1="3.121cm" svg:x2="5.595cm" svg:y2="3.288cm"><text:p/></draw:line><draw:line draw:style-name="gr7" draw:text-style-name="P37" svg:x1="5.38cm" svg:y1="3.242cm" svg:x2="5.652cm" svg:y2="3.409cm"><text:p/></draw:line><draw:line draw:style-name="gr7" draw:text-style-name="P37" svg:x1="4.35cm" svg:y1="1.286cm" svg:x2="4.621cm" svg:y2="1.436cm"><text:p/></draw:line><draw:line draw:style-name="gr7" draw:text-style-name="P37" svg:x1="4.379cm" svg:y1="1.386cm" svg:x2="4.65cm" svg:y2="1.536cm"><text:p/></draw:line><draw:line draw:style-name="gr7" draw:text-style-name="P37" svg:x1="2.024cm" svg:y1="4.084cm" svg:x2="1.743cm" svg:y2="4.334cm"><text:p/></draw:line><draw:line draw:style-name="gr7" draw:text-style-name="P37" svg:x1="4.795cm" svg:y1="4.084cm" svg:x2="4.501cm" svg:y2="4.334cm"><text:p/></draw:line><draw:line draw:style-name="gr7" draw:text-style-name="P37" svg:x1="1.67cm" svg:y1="1.793cm" svg:x2="4.795cm" svg:y2="4.838cm"><text:p/></draw:line><draw:polyline draw:style-name="gr7" draw:text-style-name="P37" svg:width="0.315cm" svg:height="0.282cm" draw:transform="rotate (-0.729373094408431) translate (2.23097707339902cm 2.37068699122129cm)" svg:viewBox="0 0 316 283" draw:points="0,283 300,283 316,0"><text:p/></draw:polyline><draw:line draw:style-name="gr7" draw:text-style-name="P37" svg:x1="0.809cm" svg:y1="4.604cm" svg:x2="5.57cm" svg:y2="2.085cm"><text:p/></draw:line><draw:polyline draw:style-name="gr7" draw:text-style-name="P37" svg:width="0.312cm" svg:height="0.313cm" draw:transform="skewX (-0.00645771823237903) rotate (-2.64085769119262) translate (5.16226495390457cm 2.6273201140531cm)" svg:viewBox="0 0 313 314" draw:points="0,0 313,0 311,314"><text:p/></draw:polyline><draw:line draw:style-name="gr8" draw:text-style-name="P37" svg:x1="5.324cm" svg:y1="3.121cm" svg:x2="5.595cm" svg:y2="3.288cm"><text:p/></draw:line><draw:line draw:style-name="gr7" draw:text-style-name="P37" svg:x1="3.241cm" svg:y1="0.729cm" svg:x2="3.241cm" svg:y2="4.762cm"><text:p/></draw:line><draw:polyline draw:style-name="gr7" draw:text-style-name="P37" svg:width="0.299cm" svg:height="0.299cm" draw:transform="rotate (1.5707963267949) translate (2.94058084258468cm 4.20207434640531cm)" svg:viewBox="0 0 300 300" draw:points="0,0 300,0 300,300"><text:p/></draw:polyline><draw:polyline draw:style-name="gr7" draw:text-style-name="P37" svg:width="5.798cm" svg:height="5.81cm" svg:x="0.338cm" svg:y="0.401cm" svg:viewBox="0 0 5799 5811" draw:points="5799,2908 5795,2763 5785,2619 5767,2475 5742,2332 5710,2191 5671,2051 5625,1914 5572,1779 5513,1647 5447,1518 5375,1392 5296,1270 5212,1152 5122,1039 5026,930 4925,827 4820,728 4709,635 4594,547 4474,465 4351,390 4224,320 4094,257 3961,201 3825,151 3687,108 3547,72 3406,44 3263,22 3119,7 2975,0 2830,0 2686,7 2542,21 2399,43 2257,71 2117,107 1979,150 1843,199 1710,255 1579,318 1452,387 1329,463 1209,544 1094,632 983,725 877,823 776,927 680,1035 590,1149 505,1266 427,1388 355,1513 288,1642 229,1774 176,1909 130,2046 90,2186 58,2327 33,2470 15,2614 4,2758 0,2903 3,3048 14,3192 32,3335 57,3478 89,3619 128,3759 174,3896 227,4031 286,4163 352,4293 424,4418 502,4540 586,4658 676,4771 772,4880 873,4984 979,5082 1089,5176 1204,5263 1324,5345 1447,5421 1574,5490 1704,5553 1837,5610 1973,5660 2111,5702 2251,5738 2393,5767 2536,5789 2680,5804 2824,5811 2969,5811 3113,5804 3257,5790 3400,5768 3541,5740 3681,5704 3819,5662 3955,5612 4088,5556 4219,5494 4346,5424 4469,5349 4589,5267 4704,5180 4815,5087 4921,4989 5022,4885 5118,4776 5208,4663 5293,4546 5372,4424 5444,4299 5510,4170 5570,4038 5623,3903 5669,3766 5708,3626 5741,3485 5766,3342 5784,3199 5795,3055 5799,2910"><text:p/></draw:polyline><draw:line draw:style-name="gr7" draw:text-style-name="P37" svg:x1="1.46cm" svg:y1="3.33cm" svg:x2="1.46cm" svg:y2="3.08cm"><text:p/></draw:line><draw:line draw:style-name="gr7" draw:text-style-name="P37" svg:x1="2.982cm" svg:y1="1.743cm" svg:x2="2.982cm" svg:y2="1.493cm"><text:p/></draw:line><draw:frame draw:style-name="gr6" draw:text-style-name="P36" svg:width="0.569cm" svg:height="0.593cm" svg:x="3.445cm" svg:y="3.147cm"><draw:text-box><text:p text:style-name="P32"><text:span text:style-name="T26">O</text:span></text:p></draw:text-box></draw:frame><draw:frame draw:style-name="gr6" draw:text-style-name="P36" svg:width="0.567cm" svg:height="0.593cm" svg:x="2.067cm" svg:y="1.746cm"><draw:text-box><text:p text:style-name="P32"><text:span text:style-name="T26">C</text:span><text:span text:style-name="T27"> </text:span><text:span text:style-name="T26">'</text:span></text:p></draw:text-box></draw:frame><draw:frame draw:style-name="gr6" draw:text-style-name="P36" svg:width="0.567cm" svg:height="0.593cm" svg:x="3.291cm" svg:y="4.212cm"><draw:text-box><text:p text:style-name="P32"><text:span text:style-name="T26">A'</text:span></text:p></draw:text-box></draw:frame><draw:frame draw:style-name="gr6" draw:text-style-name="P36" svg:width="0.567cm" svg:height="0.593cm" svg:x="4.972cm" svg:y="1.732cm"><draw:text-box><text:p text:style-name="P32"><text:span text:style-name="T26">B'</text:span></text:p></draw:text-box></draw:frame></draw:g></text:p>
          </table:table-cell>
          <table:table-cell table:style-name="Tableau4.A2" office:value-type="string">
            <text:p text:style-name="tfCours"><text:span text:style-name="T17">La </text:span><text:span text:style-name="tfMasqué_20_sur_20_fond_20_vert"><text:span text:style-name="T21">médiatrice</text:span></text:span><text:span text:style-name="T17"> d'un </text:span><text:span text:style-name="T15">segment</text:span><text:span text:style-name="T17"> est la droite qui coupe ce segment perpendiculairement et en son milieu.</text:span></text:p>
          </table:table-cell>
          <table:table-cell table:style-name="Tableau4.C2" office:value-type="string">
            <text:p text:style-name="tfCours"><text:span text:style-name="tfMasqué_20_sur_20_fond_20_vert">Centre du cercle circonscrit</text:span></text:p>
          </table:table-cell>
        </table:table-row>
        <table:table-row>
          <table:table-cell table:style-name="Tableau4.A2" office:value-type="string">
            <text:p text:style-name="P18"><draw:g text:anchor-type="as-char" draw:z-index="25" draw:name="Forme2" draw:style-name="gr1"><draw:frame draw:style-name="gr43" draw:text-style-name="P51" svg:width="0.567cm" svg:height="0.593cm" svg:x="0cm" svg:y="3.865cm"><draw:text-box><text:p text:style-name="P32"><text:span text:style-name="T38">B</text:span></text:p></draw:text-box></draw:frame><draw:frame draw:style-name="gr43" draw:text-style-name="P51" svg:width="0.571cm" svg:height="0.593cm" svg:x="3.667cm" svg:y="0cm"><draw:text-box><text:p text:style-name="P32"><text:span text:style-name="T38">A</text:span></text:p></draw:text-box></draw:frame><draw:frame draw:style-name="gr43" draw:text-style-name="P51" svg:width="0.567cm" svg:height="0.592cm" svg:x="6.177cm" svg:y="3.881cm"><draw:text-box><text:p text:style-name="P32"><text:span text:style-name="T38">C</text:span></text:p></draw:text-box></draw:frame><draw:polygon draw:style-name="gr7" draw:text-style-name="P52" svg:width="5.12cm" svg:height="3.955cm" draw:transform="rotate (0.799884396189001) translate (0.469922013992434cm 4.20664745796183cm)" svg:viewBox="0 0 5121 3956" draw:points="0,0 5121,0 3843,3956"><text:p/></draw:polygon><draw:line draw:style-name="gr7" draw:text-style-name="P52" svg:x1="1.328cm" svg:y1="1.39cm" svg:x2="5.985cm" svg:y2="4.206cm"><text:p/></draw:line><draw:line draw:style-name="gr7" draw:text-style-name="P52" svg:x1="0.47cm" svg:y1="4.204cm" svg:x2="5.9cm" svg:y2="1.923cm"><text:p/></draw:line><draw:line draw:style-name="gr7" draw:text-style-name="P52" svg:x1="4.038cm" svg:y1="0.533cm" svg:x2="3.427cm" svg:y2="4.98cm"><text:p/></draw:line><draw:polyline draw:style-name="gr7" draw:text-style-name="P52" svg:width="2.729cm" svg:height="2.739cm" svg:x="2.347cm" svg:y="1.466cm" svg:viewBox="0 0 2730 2740" draw:points="2730,1371 2728,1303 2724,1235 2715,1167 2703,1099 2688,1033 2670,967 2648,902 2623,839 2595,777 2564,716 2531,656 2493,599 2454,543 2411,490 2366,438 2319,390 2269,343 2217,299 2163,258 2106,219 2048,184 1989,151 1927,121 1865,95 1801,71 1736,51 1670,34 1604,21 1536,10 1468,3 1401,0 1332,0 1265,3 1197,10 1129,20 1063,33 997,50 932,71 868,94 805,120 743,150 684,182 626,218 569,256 515,298 463,342 413,388 365,437 320,488 278,542 238,597 201,654 167,713 136,774 108,836 83,900 61,965 42,1031 27,1097 16,1165 7,1232 2,1300 0,1369 1,1437 7,1505 15,1572 27,1640 42,1706 60,1772 82,1837 107,1900 135,1963 166,2024 200,2083 236,2140 276,2196 318,2249 363,2301 411,2350 461,2396 513,2440 567,2481 623,2520 681,2556 741,2588 802,2618 865,2645 929,2669 994,2688 1060,2705 1127,2719 1194,2729 1262,2736 1330,2740 1398,2740 1466,2736 1533,2730 1601,2719 1667,2706 1733,2689 1798,2669 1862,2646 1925,2619 1986,2590 2046,2557 2104,2522 2160,2483 2215,2442 2267,2398 2317,2352 2364,2303 2410,2252 2452,2198 2492,2143 2529,2086 2563,2027 2594,1966 2622,1904 2647,1840 2669,1776 2687,1710 2703,1643 2715,1576 2723,1508 2728,1440 2730,1372"><text:p/></draw:polyline><draw:frame draw:style-name="gr43" draw:text-style-name="P51" svg:width="0.571cm" svg:height="0.593cm" svg:x="3.727cm" svg:y="2.956cm"><draw:text-box><text:p text:style-name="P32"><text:span text:style-name="T38">O</text:span></text:p></draw:text-box></draw:frame><draw:g draw:style-name="gr3"><draw:line draw:style-name="gr44" draw:text-style-name="P53" svg:x1="3.647cm" svg:y1="2.84cm" svg:x2="3.788cm" svg:y2="2.84cm"><text:p/></draw:line><draw:line draw:style-name="gr44" draw:text-style-name="P53" svg:x1="3.718cm" svg:y1="2.909cm" svg:x2="3.718cm" svg:y2="2.768cm"><text:p/></draw:line></draw:g><draw:circle draw:style-name="gr45" draw:text-style-name="P54" svg:width="1.001cm" svg:height="1.001cm" svg:x="-0.039cm" svg:y="3.705cm" draw:kind="arc" draw:start-angle="0" draw:end-angle="45"><text:p/></draw:circle><draw:circle draw:style-name="gr45" draw:text-style-name="P54" svg:width="1.001cm" svg:height="1.001cm" svg:x="5.48cm" svg:y="3.703cm" draw:kind="arc" draw:start-angle="118.05" draw:end-angle="180"><text:p/></draw:circle><draw:line draw:style-name="gr46" draw:text-style-name="P53" svg:x1="0.832cm" svg:y1="3.971cm" svg:x2="0.943cm" svg:y2="3.902cm"><text:p/></draw:line><draw:line draw:style-name="gr46" draw:text-style-name="P53" svg:x1="0.885cm" svg:y1="4.124cm" svg:x2="1.016cm" svg:y2="4.098cm"><text:p/></draw:line><draw:g draw:style-name="gr3"><draw:line draw:style-name="gr46" draw:text-style-name="P53" svg:x1="5.58cm" svg:y1="3.819cm" svg:x2="5.654cm" svg:y2="3.886cm"><text:p/></draw:line><draw:line draw:style-name="gr46" draw:text-style-name="P53" svg:x1="5.602cm" svg:y1="3.791cm" svg:x2="5.676cm" svg:y2="3.858cm"><text:p/></draw:line></draw:g><draw:circle draw:style-name="gr45" draw:text-style-name="P54" svg:width="1.001cm" svg:height="1.001cm" draw:transform="rotate (-2.3387411976724) translate (4.74133333333333cm 0.507388888888889cm)" draw:kind="arc" draw:start-angle="0" draw:end-angle="72"><text:p/></draw:circle><draw:g draw:style-name="gr3"><draw:line draw:style-name="gr46" draw:text-style-name="P53" svg:x1="5.441cm" svg:y1="4.075cm" svg:x2="5.537cm" svg:y2="4.104cm"><text:p/></draw:line><draw:line draw:style-name="gr46" draw:text-style-name="P53" svg:x1="5.451cm" svg:y1="4.044cm" svg:x2="5.547cm" svg:y2="4.073cm"><text:p/></draw:line></draw:g><draw:g draw:style-name="gr3"><draw:line draw:style-name="gr46" draw:text-style-name="P53" svg:x1="4.087cm" svg:y1="0.972cm" svg:x2="4.111cm" svg:y2="1.069cm"><text:p/></draw:line><draw:line draw:style-name="gr46" draw:text-style-name="P53" svg:x1="4.12cm" svg:y1="0.963cm" svg:x2="4.144cm" svg:y2="1.06cm"><text:p/></draw:line><draw:line draw:style-name="gr46" draw:text-style-name="P53" svg:x1="4.155cm" svg:y1="0.957cm" svg:x2="4.179cm" svg:y2="1.054cm"><text:p/></draw:line></draw:g><draw:g draw:style-name="gr3"><draw:line draw:style-name="gr46" draw:text-style-name="P53" svg:x1="3.82cm" svg:y1="0.919cm" svg:x2="3.779cm" svg:y2="1.01cm"><text:p/></draw:line><draw:line draw:style-name="gr46" draw:text-style-name="P53" svg:x1="3.851cm" svg:y1="0.933cm" svg:x2="3.81cm" svg:y2="1.024cm"><text:p/></draw:line><draw:line draw:style-name="gr46" draw:text-style-name="P53" svg:x1="3.883cm" svg:y1="0.949cm" svg:x2="3.842cm" svg:y2="1.04cm"><text:p/></draw:line></draw:g></draw:g></text:p>
          </table:table-cell>
          <table:table-cell table:style-name="Tableau4.A2" office:value-type="string">
            <text:p text:style-name="tfCours"><text:span text:style-name="T17">La </text:span><text:span text:style-name="tfMasqué_20_sur_20_fond_20_vert"><text:span text:style-name="T22">bissectrice</text:span></text:span><text:span text:style-name="T17"> d'un </text:span><text:span text:style-name="T16">angle</text:span><text:span text:style-name="T17"> est la d</text:span><text:span text:style-name="T18">emi-d</text:span><text:span text:style-name="T17">roite qui </text:span><text:span text:style-name="T18">le partage en deux angles égaux</text:span><text:span text:style-name="T17">.</text:span></text:p>
          </table:table-cell>
          <table:table-cell table:style-name="Tableau4.C2" office:value-type="string">
            <text:p text:style-name="Standard"><text:span text:style-name="tfMasqué">Centre du cercle </text:span><text:span text:style-name="tfMasqué"><text:span text:style-name="T20">in</text:span></text:span><text:span text:style-name="tfMasqué">scrit</text:span></text:p>
          </table:table-cell>
        </table:table-row>
      </table:table>
      <text:p text:style-name="Standard"/>
      <text:p text:style-name="P15">Vocabulaire :</text:p>
      <text:list xml:id="list164008004632366" text:continue-list="list164007316272609" text:style-name="tfPuce">
        <text:list-item text:start-value="1">
          <text:p text:style-name="P27">Les hauteurs et médianes sont <text:span text:style-name="T13">issues</text:span> d'un sommet et <text:span text:style-name="T13">relatives à</text:span> un côté.</text:p>
        </text:list-item>
        <text:list-item>
          <text:p text:style-name="P27"><text:span text:style-name="T23">On parle de</text:span> médiatrice <text:span text:style-name="T13">d'un</text:span> côté <text:span text:style-name="T23">et de bissectrice </text:span><text:span text:style-name="T14">d'un</text:span><text:span text:style-name="T23"> angle.</text:span></text:p>
        </text:list-item>
        <text:list-item>
          <text:p text:style-name="P27">Le cercle est circonscrit <text:span text:style-name="T13">au</text:span> triangle.</text:p>
        </text:list-item>
        <text:list-item>
          <text:p text:style-name="P27">Dans la 1<text:span text:style-name="T10">ère</text:span> figure, <text:span text:style-name="T1">H</text:span> est appelé <text:span text:style-name="T13">pied de la hauteur</text:span> issue de <text:span text:style-name="T1">A</text:span>.</text:p>
        </text:list-item>
      </text:list>
      <text:p text:style-name="Standard"/>
      <text:p text:style-name="P3">Remarques :</text:p>
      <text:list xml:id="list164008726075189" text:continue-list="list164008004632366" text:style-name="tfPuce">
        <text:list-item text:start-value="1">
          <text:p text:style-name="P27">La hauteur issue de <text:span text:style-name="T1">A</text:span> désigne selon le contexte soit la droite (<text:span text:style-name="T1">AH</text:span>), soit le segment [<text:span text:style-name="T1">AH</text:span>], soit la longueur <text:span text:style-name="T1">AH</text:span>.</text:p>
        </text:list-item>
        <text:list-item>
          <text:p text:style-name="P27">De même, la médiane issue de <text:span text:style-name="T1">A</text:span> désigne selon le contexte soit la droite (<text:span text:style-name="T1">AA'</text:span>), soit le segment [<text:span text:style-name="T1">AA'</text:span>].</text:p>
        </text:list-item>
      </text:list>
      <text:p text:style-name="Standard"/>
      <text:p text:style-name="P1"><draw:frame text:anchor-type="paragraph" draw:z-index="15" draw:style-name="gr21" draw:text-style-name="P40" svg:width="5.71cm" svg:height="5.845cm" svg:x="13.289cm" svg:y="0.923cm"><draw:text-box><text:p><text:span text:style-name="T29">oral</text:span></text:p><text:p><text:span text:style-name="T29">p190: 31, 34, 35</text:span></text:p><text:p><text:span text:style-name="T29">p195: 73, 74</text:span></text:p><text:p><text:span text:style-name="T29"/></text:p><text:p><text:span text:style-name="T29">constructions</text:span></text:p><text:p><text:span text:style-name="T29">p191: 36, 37, 43</text:span></text:p><text:p><text:span text:style-name="T29">p195: 77, 78</text:span></text:p><text:p><text:span text:style-name="T29">p197: 95</text:span></text:p></draw:text-box></draw:frame></text:p>
      <text:list xml:id="list164007296759276" text:continue-list="list164008868043964" text:style-name="tfNum_20_I_29_">
        <text:list-item>
          <text:p text:style-name="P29">triangles particuliers</text:p>
        </text:list-item>
      </text:list>
      <text:p text:style-name="Text_20_body"/>
      <text:list xml:id="list164007718947730" text:continue-list="list164007537351764" text:style-name="tfNum_20_1_29_">
        <text:list-item text:start-value="1">
          <text:p text:style-name="tfTitre_20_1_29_">Triangles rectangles</text:p>
        </text:list-item>
      </text:list>
      <text:p text:style-name="P7"/>
      <text:p text:style-name="P8"><draw:g text:anchor-type="as-char" draw:z-index="10" draw:style-name="gr1"><draw:line draw:style-name="gr9" draw:text-style-name="P34" svg:x1="0.001cm" svg:y1="3.54cm" svg:x2="6.11cm" svg:y2="3.54cm"><text:p/></draw:line><draw:polyline draw:style-name="gr9" draw:text-style-name="P34" svg:width="0.507cm" svg:height="0.504cm" draw:transform="rotate (1.5707963267949) translate (0.00120954497695008cm 3.54393633803111cm)" svg:viewBox="0 0 508 505" draw:points="0,505 508,505 508,0"><text:p/></draw:polyline><draw:polyline draw:style-name="gr10" draw:text-style-name="P34" svg:width="7.062cm" svg:height="3.068cm" draw:transform="skewX (0.000523598775598374) rotate (-0.52639130240149) translate (0.00369012081993595cm -0.00500486046549554cm)" svg:viewBox="0 0 7063 3069" draw:points="7063,0 0,7 1783,3069"><text:p/></draw:polyline><draw:polyline draw:style-name="gr9" draw:text-style-name="P34" svg:width="0.1cm" svg:height="0.378cm" svg:x="5.355cm" svg:y="3.152cm" svg:viewBox="0 0 101 379" draw:points="101,0 89,24 78,47 66,71 56,96 46,120 37,145 29,170 22,196 17,223 12,248 7,275 3,300 2,327 0,354 0,379"><text:p/></draw:polyline><draw:frame draw:style-name="gr11" draw:text-style-name="P35" svg:width="1.177cm" svg:height="0.6cm" svg:x="4.397cm" svg:y="2.972cm"><draw:text-box><text:p text:style-name="P32"><text:span text:style-name="T25">30°</text:span></text:p></draw:text-box></draw:frame><draw:polyline draw:style-name="gr9" draw:text-style-name="P34" svg:width="0.672cm" svg:height="0.378cm" svg:x="0cm" svg:y="0.392cm" svg:viewBox="0 0 673 379" draw:points="0,379 40,378 81,376 121,369 162,363 201,354 241,342 278,329 317,314 352,297 389,278 423,256 457,234 489,211 521,185 550,157 578,128 604,98 629,67 653,34 673,0"><text:p/></draw:polyline><draw:frame draw:style-name="gr11" draw:text-style-name="P35" svg:width="1.131cm" svg:height="0.604cm" svg:x="0.3cm" svg:y="0.67cm"><draw:text-box><text:p text:style-name="P32"><text:span text:style-name="T25">60°</text:span></text:p></draw:text-box></draw:frame></draw:g></text:p>
      <text:p text:style-name="P6"/>
      <text:p text:style-name="P5">Propriété :</text:p>
      <text:p text:style-name="tfCours"><text:span text:style-name="T17">Dans un triangle rectangle, les angles aigus sont </text:span><text:span text:style-name="tfMasqué_20_sur_20_fond_20_vert"><text:span text:style-name="T17">complémentaires.</text:span></text:span></text:p>
      <text:p text:style-name="Standard"/>
      <text:p text:style-name="P5">Caractérisation :</text:p>
      <text:p text:style-name="tfCours"><text:span text:style-name="T17">Si un triangle </text:span><text:span text:style-name="tfMasqué_20_sur_20_fond_20_vert"><text:span text:style-name="T17">a deux angles complémentaires</text:span></text:span><text:span text:style-name="T17"> alors il est rectangle.</text:span></text:p>
      <text:p text:style-name="Standard"/>
      <text:p text:style-name="Text_20_body"/>
      <text:list xml:id="list164007875517049" text:continue-numbering="true" text:style-name="tfNum_20_1_29_">
        <text:list-item>
          <text:p text:style-name="tfTitre_20_1_29_">Triangles isocèles</text:p>
        </text:list-item>
      </text:list>
      <text:p text:style-name="P4"/>
      <text:p text:style-name="P2"><draw:g text:anchor-type="as-char" svg:y="-1.799cm" draw:z-index="11" draw:style-name="gr12"><draw:polygon draw:style-name="gr13" draw:text-style-name="P37" svg:width="5.905cm" svg:height="4.334cm" draw:transform="skewX (7.27524429921499E-017) rotate (0.633205452623543) translate (-0.0017743102013793cm 2.68909167735369cm)" svg:viewBox="0 0 5906 4335" draw:points="0,2 4545,0 5906,4335"><text:p/></draw:polygon><draw:polyline draw:style-name="gr13" draw:text-style-name="P37" svg:width="0.13cm" svg:height="0.399cm" svg:x="6.657cm" svg:y="2.277cm" svg:viewBox="0 0 131 400" draw:points="131,0 115,24 100,48 84,72 71,98 59,124 48,149 38,176 29,204 21,231 15,258 9,287 6,315 3,342 0,371 0,400"><text:p/></draw:polyline><draw:polyline draw:style-name="gr13" draw:text-style-name="P37" svg:width="0.133cm" svg:height="0.399cm" svg:x="0.56cm" svg:y="2.277cm" svg:viewBox="0 0 134 400" draw:points="134,400 134,371 131,342 128,314 124,287 119,258 112,231 104,204 95,176 84,149 74,122 60,97 47,72 32,47 17,23 0,0"><text:p/></draw:polyline><draw:line draw:style-name="gr14" draw:text-style-name="P37" svg:x1="1.854cm" svg:y1="1.125cm" svg:x2="2.03cm" svg:y2="1.365cm"><text:p/></draw:line><draw:line draw:style-name="gr14" draw:text-style-name="P37" svg:x1="5.449cm" svg:y1="1.118cm" svg:x2="5.273cm" svg:y2="1.358cm"><text:p/></draw:line></draw:g></text:p>
      <text:p text:style-name="Standard"/>
      <text:p text:style-name="P5">Propriété :</text:p>
      <text:p text:style-name="tfCours"><text:span text:style-name="T17">Dans un triangle isocèle, les deux angles à la base sont </text:span><text:span text:style-name="tfMasqué_20_sur_20_fond_20_vert"><text:span text:style-name="T17">de même mesure.</text:span></text:span></text:p>
      <text:p text:style-name="Standard"/>
      <text:p text:style-name="P5">Caractérisation :</text:p>
      <text:p text:style-name="tfCours"><text:span text:style-name="T17">Si un triangle </text:span><text:span text:style-name="tfMasqué_20_sur_20_fond_20_vert"><text:span text:style-name="T17">a deux angles de même mesure</text:span></text:span><text:span text:style-name="T17">, alors il est isocèle.</text:span></text:p>
      <text:p text:style-name="Standard"/>
      <text:p text:style-name="P16">Propriété :</text:p>
      <text:p text:style-name="tfCours"><text:span text:style-name="T17">Dans un triangle isocèle, la hauteur, la médiane et la médiatrice passant par le sommet principal sont </text:span><text:span text:style-name="tfMasqué_20_sur_20_fond_20_vert"><text:span text:style-name="T17">confondues.</text:span></text:span></text:p>
      <text:p text:style-name="P17"/>
      <text:p text:style-name="Standard"/>
      <text:list xml:id="list164007191862956" text:continue-numbering="true" text:style-name="tfNum_20_1_29_">
        <text:list-item>
          <text:p text:style-name="P26">Triangles équilatéraux</text:p>
        </text:list-item>
      </text:list>
      <text:p text:style-name="P4"/>
      <text:p text:style-name="P2"><draw:g text:anchor-type="as-char" draw:z-index="12" draw:style-name="gr1"><draw:line draw:style-name="gr15" draw:text-style-name="P38" svg:x1="5.058cm" svg:y1="4.36cm" svg:x2="2.53cm" svg:y2="0.012cm"><text:p/></draw:line><draw:polyline draw:style-name="gr15" draw:text-style-name="P38" svg:width="5.029cm" svg:height="4.369cm" draw:transform="rotate (-2.09771122797198) translate (6.30754189635984cm 2.20485036186526cm)" svg:viewBox="0 0 5030 4370" draw:points="0,4370 5030,4370 2489,0"><text:p/></draw:polyline><draw:polygon draw:style-name="gr16" draw:text-style-name="P37" svg:width="5.055cm" svg:height="4.347cm" svg:x="0cm" svg:y="0.012cm" svg:viewBox="0 0 5056 4348" draw:points="5056,4348 2530,0 0,4348"><text:p/></draw:polygon><draw:line draw:style-name="gr15" draw:text-style-name="P38" svg:x1="5.056cm" svg:y1="4.36cm" svg:x2="2.53cm" svg:y2="0.012cm"><text:p/></draw:line><draw:line draw:style-name="gr15" draw:text-style-name="P38" svg:x1="2.53cm" svg:y1="0.012cm" svg:x2="0cm" svg:y2="4.36cm"><text:p/></draw:line><draw:line draw:style-name="gr15" draw:text-style-name="P38" svg:x1="0cm" svg:y1="4.353cm" svg:x2="5.056cm" svg:y2="4.353cm"><text:p/></draw:line><draw:polyline draw:style-name="gr15" draw:text-style-name="P38" svg:width="0.367cm" svg:height="0.644cm" svg:x="0.383cm" svg:y="3.692cm" svg:viewBox="0 0 368 645" draw:points="368,645 367,605 365,567 360,529 353,491 343,453 333,415 320,378 305,342 289,307 270,274 250,241 229,207 204,176 179,148 153,118 124,91 95,66 65,43 32,20 0,0"><text:p/></draw:polyline><draw:frame draw:style-name="gr17" draw:text-style-name="P39" svg:width="1.147cm" svg:height="0.611cm" svg:x="0.799cm" svg:y="3.554cm"><draw:text-box><text:p text:style-name="P32"><text:span text:style-name="T28">60°</text:span></text:p></draw:text-box></draw:frame><draw:line draw:style-name="gr18" draw:text-style-name="P38" svg:x1="1.08cm" svg:y1="2.055cm" svg:x2="1.442cm" svg:y2="2.291cm"><text:p/></draw:line><draw:line draw:style-name="gr15" draw:text-style-name="P38" svg:x1="11.511cm" svg:y1="4.353cm" svg:x2="8.983cm" svg:y2="0.005cm"><text:p/></draw:line><draw:polyline draw:style-name="gr15" draw:text-style-name="P38" svg:width="5.029cm" svg:height="4.37cm" draw:transform="skewX (-0.000349065850398889) rotate (-2.09806029382238) translate (12.7611471437166cm 2.19699311173029cm)" svg:viewBox="0 0 5030 4371" draw:points="0,4371 5030,4367 2489,0"><text:p/></draw:polyline><draw:polygon draw:style-name="gr16" draw:text-style-name="P37" svg:width="5.055cm" svg:height="4.347cm" svg:x="6.453cm" svg:y="0.005cm" svg:viewBox="0 0 5056 4348" draw:points="5056,4348 2530,0 0,4348"><text:p/></draw:polygon><draw:line draw:style-name="gr15" draw:text-style-name="P38" svg:x1="11.509cm" svg:y1="4.353cm" svg:x2="8.983cm" svg:y2="0.005cm"><text:p/></draw:line><draw:line draw:style-name="gr15" draw:text-style-name="P38" svg:x1="8.983cm" svg:y1="0.005cm" svg:x2="6.453cm" svg:y2="4.353cm"><text:p/></draw:line><draw:line draw:style-name="gr15" draw:text-style-name="P38" svg:x1="6.453cm" svg:y1="4.353cm" svg:x2="11.509cm" svg:y2="4.353cm"><text:p/></draw:line><draw:frame draw:style-name="gr17" draw:text-style-name="P39" svg:width="1.149cm" svg:height="0.609cm" svg:x="8.678cm" svg:y="0.861cm"><draw:text-box><text:p text:style-name="P32"><text:span text:style-name="T28">60°</text:span></text:p></draw:text-box></draw:frame><draw:polyline draw:style-name="gr15" draw:text-style-name="P38" svg:width="0.745cm" svg:height="0.1cm" svg:x="8.623cm" svg:y="0.635cm" svg:viewBox="0 0 746 101" draw:points="0,0 35,18 70,35 106,51 143,63 179,75 217,85 255,91 295,96 333,100 373,101 411,100 451,98 489,93 528,85 566,76 604,65 640,51 677,36 712,20 746,2"><text:p/></draw:polyline><draw:line draw:style-name="gr18" draw:text-style-name="P38" svg:x1="7.55cm" svg:y1="2.055cm" svg:x2="7.912cm" svg:y2="2.291cm"><text:p/></draw:line><draw:line draw:style-name="gr18" draw:text-style-name="P38" svg:x1="3.952cm" svg:y1="2.055cm" svg:x2="3.59cm" svg:y2="2.291cm"><text:p/></draw:line><draw:line draw:style-name="gr18" draw:text-style-name="P38" svg:x1="10.421cm" svg:y1="2.055cm" svg:x2="10.059cm" svg:y2="2.291cm"><text:p/></draw:line></draw:g></text:p>
      <text:p text:style-name="P4"/>
      <text:p text:style-name="P5">Caractérisation :</text:p>
      <text:p text:style-name="tfCours"><text:span text:style-name="T17">Si un triangle isocèle a un angle de 60°, alors il est </text:span><text:span text:style-name="tfMasqué_20_sur_20_fond_20_vert"><text:span text:style-name="T17">équilatéral.</text:span></text:span></text:p>
      <text:p text:style-name="Standard"/>
      <text:p text:style-name="Standard"/>
      <text:p text:style-name="Standard"/>
      <text:p text:style-name="Standard"/>
      <text:p text:style-name="P1"><draw:frame text:anchor-type="paragraph" draw:z-index="16" draw:style-name="gr22" draw:text-style-name="P40" svg:width="4.88cm" svg:height="9.191cm" svg:x="14.12cm" svg:y="0.289cm"><draw:text-box><text:p><text:span text:style-name="T29">constructions</text:span></text:p><text:p><text:span text:style-name="T29">p187: 14</text:span></text:p><text:p><text:span text:style-name="T29">p194: 66, 67, 68</text:span></text:p><text:p><text:span text:style-name="T29"/></text:p><text:p><text:span text:style-name="T29">démonstrations</text:span></text:p><text:p><text:span text:style-name="T29">p192: 52, 53</text:span></text:p><text:p><text:span text:style-name="T29">p193: 55</text:span></text:p><text:p><text:span text:style-name="T29">p195: 80, 81, 82</text:span></text:p><text:p><text:span text:style-name="T29">p197: 90, 91, 92</text:span></text:p><text:p><text:span text:style-name="T29"/></text:p><text:p><text:span text:style-name="T29">défis</text:span></text:p><text:p><text:span text:style-name="T29">p199: 99, 100</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2" svg:font-family="'Times New Roman'" style:font-adornments="Normal" style:font-family-generic="roman"/>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fTitre_20_Chapitre" style:display-name="tfTitre Chapitre" style:family="paragraph" style:parent-style-name="Standard" style:next-style-name="Standard" style:class="chapter">
      <style:paragraph-properties fo:padding="0cm" fo:border-left="none" fo:border-right="none" fo:border-top="none" fo:border-bottom="0.99pt solid #000000" style:shadow="none"/>
      <style:text-properties fo:text-transform="uppercase" style:font-name="Arial" fo:font-family="Arial" style:font-family-generic="swiss" style:font-pitch="variable" fo:font-size="26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199cm" loext:contextual-spacing="false" fo:padding="0cm" fo:border="none" style:shadow="none"/>
      <style:text-properties fo:text-transform="uppercase" style:font-name="Arial1" fo:font-family="Arial" style:font-style-name="Gras Italique" style:font-family-generic="swiss" style:font-pitch="variable" fo:font-size="22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199cm" loext:contextual-spacing="false" style:page-number="auto" fo:padding="0cm" fo:border="none" style:shadow="none">
        <style:tab-stops/>
      </style:paragraph-properties>
      <style:text-properties fo:font-variant="normal" fo:text-transform="none" style:font-name="Arial" fo:font-family="Arial" style:font-family-generic="swiss" style:font-pitch="variable" fo:font-size="19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top="0cm" fo:margin-bottom="0.101cm" loext:contextual-spacing="false" style:page-number="auto" fo:padding="0cm" fo:border="none" style:shadow="none"/>
      <style:text-properties fo:font-variant="normal" fo:text-transform="none" style:font-name="Arial" fo:font-family="Arial" style:font-family-generic="swiss" style:font-pitch="variable" fo:font-size="17pt" fo:font-style="italic" fo:font-weight="normal" style:font-size-asian="11pt" style:font-style-asian="italic" style:font-weight-asian="bold" style:font-size-complex="11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fCours" style:family="paragraph" style:parent-style-name="Standard">
      <loext:graphic-properties draw:fill="solid" draw:fill-color="#99cc99" draw:fill-image-width="0cm" draw:fill-image-height="0cm"/>
      <style:paragraph-properties fo:background-color="#99cc99"/>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tfMasqué" style:family="text">
      <style:text-properties fo:font-variant="normal" fo:text-transform="none" fo:color="#000000" style:font-name="Times New Roman1" fo:font-family="'Times New Roman'" style:font-style-name="Normal" style:font-family-generic="roman" style:font-pitch="variable" fo:font-size="18pt" fo:font-style="normal" fo:font-weight="normal" fo:background-color="transparent" style:font-size-asian="11pt" style:font-style-asian="italic" style:font-weight-asian="bold" style:font-size-complex="11pt" style:font-style-complex="italic" style:font-weight-complex="bold"/>
    </style:style>
    <style:style style:name="tfMasqué_20_sur_20_fond_20_vert" style:display-name="tfMasqué sur fond vert" style:family="text">
      <style:text-properties fo:font-variant="normal" fo:text-transform="none" fo:color="#000000" style:font-name="Times New Roman1" fo:font-family="'Times New Roman'" style:font-style-name="Normal" style:font-family-generic="roman" style:font-pitch="variable" fo:font-size="18pt" fo:font-style="normal" fo:font-weight="normal" style:font-size-asian="11pt" style:font-style-asian="italic" style:font-weight-asian="bold" style:font-size-complex="11pt"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801cm"/>
      </text:list-level-style-number>
      <text:list-level-style-number text:level="2" text:style-name="Numbering_20_Symbols" style:num-suffix=")" style:num-format="1">
        <style:list-level-properties text:min-label-width="0.801cm"/>
      </text:list-level-style-number>
      <text:list-level-style-number text:level="3" text:style-name="Numbering_20_Symbols" style:num-suffix=")" style:num-format="1">
        <style:list-level-properties text:min-label-width="0.801cm"/>
      </text:list-level-style-number>
      <text:list-level-style-number text:level="4" text:style-name="Numbering_20_Symbols" style:num-suffix=")" style:num-format="1">
        <style:list-level-properties text:min-label-width="0.801cm"/>
      </text:list-level-style-number>
      <text:list-level-style-number text:level="5" text:style-name="Numbering_20_Symbols" style:num-suffix=")" style:num-format="1">
        <style:list-level-properties text:min-label-width="0.801cm"/>
      </text:list-level-style-number>
      <text:list-level-style-number text:level="6" text:style-name="Numbering_20_Symbols" style:num-suffix=")" style:num-format="1">
        <style:list-level-properties text:min-label-width="0.801cm"/>
      </text:list-level-style-number>
      <text:list-level-style-number text:level="7" text:style-name="Numbering_20_Symbols" style:num-suffix=")" style:num-format="1">
        <style:list-level-properties text:min-label-width="0.801cm"/>
      </text:list-level-style-number>
      <text:list-level-style-number text:level="8" text:style-name="Numbering_20_Symbols" style:num-suffix=")" style:num-format="1">
        <style:list-level-properties text:min-label-width="0.801cm"/>
      </text:list-level-style-number>
      <text:list-level-style-number text:level="9" text:style-name="Numbering_20_Symbols" style:num-suffix=")" style:num-format="1">
        <style:list-level-properties text:min-label-width="0.801cm"/>
      </text:list-level-style-number>
      <text:list-level-style-number text:level="10" text:style-name="Numbering_20_Symbols" style:num-suffix=")" style:num-format="1">
        <style:list-level-properties text:min-label-width="0.801cm"/>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min-label-distance="0.199cm"/>
      </text:list-level-style-number>
      <text:list-level-style-number text:level="2" text:style-name="Numbering_20_Symbols" style:num-suffix=")" style:num-format="I" text:start-value="2">
        <style:list-level-properties text:min-label-distance="0.199cm"/>
      </text:list-level-style-number>
      <text:list-level-style-number text:level="3" text:style-name="Numbering_20_Symbols" style:num-suffix=")" style:num-format="I" text:start-value="3">
        <style:list-level-properties text:min-label-distance="0.199cm"/>
      </text:list-level-style-number>
      <text:list-level-style-number text:level="4" text:style-name="Numbering_20_Symbols" style:num-suffix=")" style:num-format="I" text:start-value="4">
        <style:list-level-properties text:min-label-distance="0.199cm"/>
      </text:list-level-style-number>
      <text:list-level-style-number text:level="5" text:style-name="Numbering_20_Symbols" style:num-suffix=")" style:num-format="I" text:start-value="5">
        <style:list-level-properties text:min-label-distance="0.199cm"/>
      </text:list-level-style-number>
      <text:list-level-style-number text:level="6" text:style-name="Numbering_20_Symbols" style:num-suffix=")" style:num-format="I" text:start-value="6">
        <style:list-level-properties text:min-label-distance="0.199cm"/>
      </text:list-level-style-number>
      <text:list-level-style-number text:level="7" text:style-name="Numbering_20_Symbols" style:num-suffix=")" style:num-format="I" text:start-value="7">
        <style:list-level-properties text:min-label-distance="0.199cm"/>
      </text:list-level-style-number>
      <text:list-level-style-number text:level="8" text:style-name="Numbering_20_Symbols" style:num-suffix=")" style:num-format="I" text:start-value="8">
        <style:list-level-properties text:min-label-distance="0.199cm"/>
      </text:list-level-style-number>
      <text:list-level-style-number text:level="9" text:style-name="Numbering_20_Symbols" style:num-suffix=")" style:num-format="I" text:start-value="9">
        <style:list-level-properties text:min-label-distance="0.199cm"/>
      </text:list-level-style-number>
      <text:list-level-style-number text:level="10" text:style-name="Numbering_20_Symbols" style:num-suffix=")" style:num-format="I" text:start-value="10">
        <style:list-level-properties text:min-label-distance="0.199cm"/>
      </text:list-level-style-number>
    </text:list-style>
    <text:list-style style:name="Numbering_20_5" style:display-name="Numbering 5">
      <text:list-level-style-number text:level="1" text:style-name="Numbering_20_Symbols" style:num-suffix=")" style:num-format="a">
        <style:list-level-properties text:min-label-width="0.7cm"/>
      </text:list-level-style-number>
      <text:list-level-style-number text:level="2" text:style-name="Numbering_20_Symbols" style:num-suffix=")" style:num-format="a" text:start-value="2">
        <style:list-level-properties text:min-label-width="0.7cm"/>
      </text:list-level-style-number>
      <text:list-level-style-number text:level="3" text:style-name="Numbering_20_Symbols" style:num-suffix=")" style:num-format="a" text:start-value="3">
        <style:list-level-properties text:min-label-width="0.7cm"/>
      </text:list-level-style-number>
      <text:list-level-style-number text:level="4" text:style-name="Numbering_20_Symbols" style:num-suffix=")" style:num-format="a" text:start-value="4">
        <style:list-level-properties text:min-label-width="0.7cm"/>
      </text:list-level-style-number>
      <text:list-level-style-number text:level="5" text:style-name="Numbering_20_Symbols" style:num-suffix=")" style:num-format="a" text:start-value="5">
        <style:list-level-properties text:min-label-width="0.7cm"/>
      </text:list-level-style-number>
      <text:list-level-style-number text:level="6" text:style-name="Numbering_20_Symbols" style:num-suffix=")" style:num-format="a" text:start-value="6">
        <style:list-level-properties text:min-label-width="0.7cm"/>
      </text:list-level-style-number>
      <text:list-level-style-number text:level="7" text:style-name="Numbering_20_Symbols" style:num-suffix=")" style:num-format="a" text:start-value="7">
        <style:list-level-properties text:min-label-width="0.7cm"/>
      </text:list-level-style-number>
      <text:list-level-style-number text:level="8" text:style-name="Numbering_20_Symbols" style:num-suffix=")" style:num-format="a" text:start-value="8">
        <style:list-level-properties text:min-label-width="0.7cm"/>
      </text:list-level-style-number>
      <text:list-level-style-number text:level="9" text:style-name="Numbering_20_Symbols" style:num-suffix=")" style:num-format="a" text:start-value="9">
        <style:list-level-properties text:min-label-width="0.7cm"/>
      </text:list-level-style-number>
      <text:list-level-style-number text:level="10" text:style-name="Numbering_20_Symbols" style:num-suffix=")" style:num-format="a" text:start-value="10">
        <style:list-level-properties text:min-label-width="0.7cm"/>
      </text:list-level-style-number>
    </text:list-style>
    <text:list-style style:name="List_20_1" style:display-name="List 1">
      <text:list-level-style-bullet text:level="1" text:style-name="Numbering_20_Symbols" text:bullet-char="●">
        <style:list-level-properties text:min-label-width="0.499cm"/>
        <style:text-properties fo:font-family="Tahoma" style:font-style-name="Normal" style:font-family-generic="swiss" style:font-pitch="variable"/>
      </text:list-level-style-bullet>
      <text:list-level-style-bullet text:level="2" text:style-name="Numbering_20_Symbols" text:bullet-char="●">
        <style:list-level-properties text:space-before="0.401cm" text:min-label-width="0.499cm"/>
        <style:text-properties fo:font-family="Tahoma" style:font-style-name="Normal" style:font-family-generic="swiss" style:font-pitch="variable"/>
      </text:list-level-style-bullet>
      <text:list-level-style-bullet text:level="3" text:style-name="Numbering_20_Symbols" text:bullet-char="●">
        <style:list-level-properties text:space-before="0.799cm" text:min-label-width="0.499cm"/>
        <style:text-properties fo:font-family="Tahoma" style:font-style-name="Normal" style:font-family-generic="swiss" style:font-pitch="variable"/>
      </text:list-level-style-bullet>
      <text:list-level-style-bullet text:level="4" text:style-name="Numbering_20_Symbols" text:bullet-char="●">
        <style:list-level-properties text:space-before="1.2cm" text:min-label-width="0.499cm"/>
        <style:text-properties fo:font-family="Tahoma" style:font-style-name="Normal" style:font-family-generic="swiss" style:font-pitch="variable"/>
      </text:list-level-style-bullet>
      <text:list-level-style-bullet text:level="5" text:style-name="Numbering_20_Symbols" text:bullet-char="●">
        <style:list-level-properties text:space-before="1.6cm" text:min-label-width="0.499cm"/>
        <style:text-properties fo:font-family="Tahoma" style:font-style-name="Normal" style:font-family-generic="swiss" style:font-pitch="variable"/>
      </text:list-level-style-bullet>
      <text:list-level-style-bullet text:level="6" text:style-name="Numbering_20_Symbols" text:bullet-char="●">
        <style:list-level-properties text:space-before="2cm" text:min-label-width="0.499cm"/>
        <style:text-properties fo:font-family="Tahoma" style:font-style-name="Normal" style:font-family-generic="swiss" style:font-pitch="variable"/>
      </text:list-level-style-bullet>
      <text:list-level-style-bullet text:level="7" text:style-name="Numbering_20_Symbols" text:bullet-char="●">
        <style:list-level-properties text:space-before="2.399cm" text:min-label-width="0.499cm"/>
        <style:text-properties fo:font-family="Tahoma" style:font-style-name="Normal" style:font-family-generic="swiss" style:font-pitch="variable"/>
      </text:list-level-style-bullet>
      <text:list-level-style-bullet text:level="8" text:style-name="Numbering_20_Symbols" text:bullet-char="●">
        <style:list-level-properties text:space-before="2.799cm" text:min-label-width="0.499cm"/>
        <style:text-properties fo:font-family="Tahoma" style:font-style-name="Normal" style:font-family-generic="swiss" style:font-pitch="variable"/>
      </text:list-level-style-bullet>
      <text:list-level-style-bullet text:level="9" text:style-name="Numbering_20_Symbols" text:bullet-char="●">
        <style:list-level-properties text:space-before="3.2cm" text:min-label-width="0.499cm"/>
        <style:text-properties fo:font-family="Tahoma" style:font-style-name="Normal" style:font-family-generic="swiss" style:font-pitch="variable"/>
      </text:list-level-style-bullet>
      <text:list-level-style-bullet text:level="10" text:style-name="Numbering_20_Symbols" text:bullet-char="●">
        <style:list-level-properties text:space-before="3.6cm" text:min-label-width="0.499cm"/>
        <style:text-properties fo:font-family="Tahoma" style:font-style-name="Normal" style:font-family-generic="swiss" style:font-pitch="variable"/>
      </text:list-level-style-bullet>
    </text:list-style>
    <text:list-style style:name="tfPuce">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2"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3"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style>
    <text:list-style style:name="tfNum_20_1_29_" style:display-name="tfNum 1)">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1-08T23:34:07.18</meta:creation-date>
    <meta:editing-duration>PT4H20M9S</meta:editing-duration>
    <meta:editing-cycles>47</meta:editing-cycles>
    <meta:generator>LibreOffice/5.3.7.2$Windows_X86_64 LibreOffice_project/6b8ed514a9f8b44d37a1b96673cbbdd077e24059</meta:generator>
    <meta:initial-creator>Véronique et Thibaud FONTANET</meta:initial-creator>
    <dc:date>2018-04-27T16:40:06.313000000</dc:date>
    <meta:print-date>2015-03-21T18:42:51.093000000</meta:print-date>
    <meta:document-statistic meta:table-count="6" meta:image-count="0" meta:object-count="19" meta:page-count="10" meta:paragraph-count="106" meta:word-count="748" meta:character-count="3726" meta:non-whitespace-character-count="3085"/>
  </office:meta>
</office:document-meta>
</file>

<file path=Object 1/content.xml><?xml version="1.0" encoding="utf-8"?>
<math xmlns="http://www.w3.org/1998/Math/MathML" display="block">
  <semantics>
    <mstyle color="black">
      <mrow>
        <mrow>
          <mover accent="true">
            <mi mathvariant="italic">BAC</mi>
            <mo stretchy="true">^</mo>
          </mover>
          <mo stretchy="false">=</mo>
          <mn>30</mn>
        </mrow>
        <mi>°</mi>
      </mrow>
    </mstyle>
    <annotation encoding="StarMath 5.0">color black {widehat {BAC}=30°}</annotation>
  </semantics>
</math>
</file>

<file path=Object 10/content.xml><?xml version="1.0" encoding="utf-8"?>
<math xmlns="http://www.w3.org/1998/Math/MathML" display="block">
  <semantics>
    <mstyle color="black">
      <mrow>
        <mrow>
          <mover accent="true">
            <mi mathvariant="italic">ACB</mi>
            <mo stretchy="true">^</mo>
          </mover>
          <mo stretchy="false">=</mo>
          <mn>110</mn>
        </mrow>
        <mi>°</mi>
      </mrow>
    </mstyle>
    <annotation encoding="StarMath 5.0">color black {widehat {ACB}=110°}</annotation>
  </semantics>
</math>
</file>

<file path=Object 11/content.xml><?xml version="1.0" encoding="utf-8"?>
<math xmlns="http://www.w3.org/1998/Math/MathML" display="block">
  <semantics>
    <mstyle color="black">
      <mrow>
        <mrow>
          <mover accent="true">
            <mi mathvariant="italic">ABC</mi>
            <mo stretchy="true">^</mo>
          </mover>
          <mo stretchy="false">+</mo>
          <mover accent="true">
            <mi mathvariant="italic">BAC</mi>
            <mo stretchy="true">^</mo>
          </mover>
          <mo stretchy="false">+</mo>
          <mover accent="true">
            <mi mathvariant="italic">ACB</mi>
            <mo stretchy="true">^</mo>
          </mover>
        </mrow>
        <mo stretchy="false">=</mo>
        <mn>180</mn>
      </mrow>
    </mstyle>
    <annotation encoding="StarMath 5.0">color black {widehat {ABC}+ widehat {BAC}+ widehat {ACB}=180}</annotation>
  </semantics>
</math>
</file>

<file path=Object 12/content.xml><?xml version="1.0" encoding="utf-8"?>
<math xmlns="http://www.w3.org/1998/Math/MathML" display="block">
  <semantics>
    <mstyle color="black">
      <mrow>
        <mrow>
          <mover accent="true">
            <mi mathvariant="italic">ABC</mi>
            <mo stretchy="true">^</mo>
          </mover>
          <mo stretchy="false">+</mo>
          <mn>30</mn>
          <mo stretchy="false">+</mo>
          <mn>110</mn>
        </mrow>
        <mo stretchy="false">=</mo>
        <mn>180</mn>
      </mrow>
    </mstyle>
    <annotation encoding="StarMath 5.0">color black {widehat {ABC}+ 30+ 110=180}</annotation>
  </semantics>
</math>
</file>

<file path=Object 13/content.xml><?xml version="1.0" encoding="utf-8"?>
<math xmlns="http://www.w3.org/1998/Math/MathML" display="block">
  <semantics>
    <mstyle color="black">
      <mrow>
        <mrow>
          <mover accent="true">
            <mi mathvariant="italic">ABC</mi>
            <mo stretchy="true">^</mo>
          </mover>
          <mo stretchy="false">+</mo>
          <mn>140</mn>
        </mrow>
        <mo stretchy="false">=</mo>
        <mn>180</mn>
      </mrow>
    </mstyle>
    <annotation encoding="StarMath 5.0">color black {widehat {ABC}+ 140=180}</annotation>
  </semantics>
</math>
</file>

<file path=Object 14/content.xml><?xml version="1.0" encoding="utf-8"?>
<math xmlns="http://www.w3.org/1998/Math/MathML" display="block">
  <semantics>
    <mstyle color="black">
      <mrow>
        <mrow>
          <mover accent="true">
            <mi mathvariant="italic">ABC</mi>
            <mo stretchy="true">^</mo>
          </mover>
          <mo stretchy="false">=</mo>
          <mn>40</mn>
        </mrow>
        <mi>°</mi>
      </mrow>
    </mstyle>
    <annotation encoding="StarMath 5.0">color black {widehat {ABC}=40°}</annotation>
  </semantics>
</math>
</file>

<file path=Object 15/content.xml><?xml version="1.0" encoding="utf-8"?>
<math xmlns="http://www.w3.org/1998/Math/MathML" display="block">
  <semantics>
    <mstyle color="black">
      <mrow>
        <mrow>
          <mover accent="true">
            <mi mathvariant="italic">BAC</mi>
            <mo stretchy="true">^</mo>
          </mover>
          <mo stretchy="false">=</mo>
          <mn>45</mn>
        </mrow>
        <mi>°</mi>
      </mrow>
    </mstyle>
    <annotation encoding="StarMath 5.0">color black {widehat {BAC} = 45°}</annotation>
  </semantics>
</math>
</file>

<file path=Object 16/content.xml><?xml version="1.0" encoding="utf-8"?>
<math xmlns="http://www.w3.org/1998/Math/MathML" display="block">
  <semantics>
    <mstyle color="black">
      <mrow>
        <mrow>
          <mover accent="true">
            <mi mathvariant="italic">ACB</mi>
            <mo stretchy="true">^</mo>
          </mover>
          <mo stretchy="false">=</mo>
          <mn>20</mn>
        </mrow>
        <mi>°</mi>
      </mrow>
    </mstyle>
    <annotation encoding="StarMath 5.0">color black {widehat {ACB} = 20°}</annotation>
  </semantics>
</math>
</file>

<file path=Object 17/content.xml><?xml version="1.0" encoding="utf-8"?>
<math xmlns="http://www.w3.org/1998/Math/MathML" display="block">
  <semantics>
    <mstyle color="black">
      <mrow>
        <mrow>
          <mover accent="true">
            <mi mathvariant="italic">BAC</mi>
            <mo stretchy="true">^</mo>
          </mover>
          <mo stretchy="false">=</mo>
          <mn>45</mn>
        </mrow>
        <mi>°</mi>
      </mrow>
    </mstyle>
    <annotation encoding="StarMath 5.0">color black {widehat {BAC} = 45°}</annotation>
  </semantics>
</math>
</file>

<file path=Object 18/content.xml><?xml version="1.0" encoding="utf-8"?>
<math xmlns="http://www.w3.org/1998/Math/MathML" display="block">
  <semantics>
    <mstyle color="black">
      <mrow>
        <mrow>
          <mover accent="true">
            <mi mathvariant="italic">BCA</mi>
            <mo stretchy="true">^</mo>
          </mover>
          <mo stretchy="false">=</mo>
          <mn>30</mn>
        </mrow>
        <mi>°</mi>
      </mrow>
    </mstyle>
    <annotation encoding="StarMath 5.0">color black {widehat {BCA} = 30°}</annotation>
  </semantics>
</math>
</file>

<file path=Object 19/content.xml><?xml version="1.0" encoding="utf-8"?>
<math xmlns="http://www.w3.org/1998/Math/MathML" display="block">
  <semantics>
    <mstyle color="black">
      <mrow>
        <mrow>
          <mover accent="true">
            <mi mathvariant="italic">BAC</mi>
            <mo stretchy="true">^</mo>
          </mover>
          <mo stretchy="false">=</mo>
          <mn>45</mn>
        </mrow>
        <mi>°</mi>
      </mrow>
    </mstyle>
    <annotation encoding="StarMath 5.0">color black {widehat {BAC} = 45°}</annotation>
  </semantics>
</math>
</file>

<file path=Object 2/content.xml><?xml version="1.0" encoding="utf-8"?>
<math xmlns="http://www.w3.org/1998/Math/MathML" display="block">
  <semantics>
    <mrow>
      <mrow>
        <mover accent="true">
          <mi mathvariant="italic">BAC</mi>
          <mo stretchy="true">^</mo>
        </mover>
        <mo stretchy="false">=</mo>
        <mn>45</mn>
      </mrow>
      <mi>°</mi>
    </mrow>
    <annotation encoding="StarMath 5.0"> widehat {BAC} = 45°</annotation>
  </semantics>
</math>
</file>

<file path=Object 20/content.xml><?xml version="1.0" encoding="utf-8"?>
<math xmlns="http://www.w3.org/1998/Math/MathML" display="block">
  <semantics>
    <mstyle color="black">
      <mrow>
        <mrow>
          <mover accent="true">
            <mi mathvariant="italic">BCA</mi>
            <mo stretchy="true">^</mo>
          </mover>
          <mo stretchy="false">=</mo>
          <mrow>
            <mn>180</mn>
            <mo stretchy="false">−</mo>
            <mn>45</mn>
            <mo stretchy="false">−</mo>
            <mn>110</mn>
          </mrow>
          <mo stretchy="false">=</mo>
          <mn>25</mn>
        </mrow>
        <mi>°</mi>
      </mrow>
    </mstyle>
    <annotation encoding="StarMath 5.0">color black {widehat {BCA} = 180-45-110=25°}</annotation>
  </semantics>
</math>
</file>

<file path=Object 3/content.xml><?xml version="1.0" encoding="utf-8"?>
<math xmlns="http://www.w3.org/1998/Math/MathML" display="block">
  <semantics>
    <mrow>
      <mrow>
        <mover accent="true">
          <mi mathvariant="italic">ACB</mi>
          <mo stretchy="true">^</mo>
        </mover>
        <mo stretchy="false">=</mo>
        <mn>20</mn>
      </mrow>
      <mi>°</mi>
    </mrow>
    <annotation encoding="StarMath 5.0"> widehat {ACB} = 20°</annotation>
  </semantics>
</math>
</file>

<file path=Object 4/content.xml><?xml version="1.0" encoding="utf-8"?>
<math xmlns="http://www.w3.org/1998/Math/MathML" display="block">
  <semantics>
    <mrow>
      <mrow>
        <mover accent="true">
          <mi mathvariant="italic">BAC</mi>
          <mo stretchy="true">^</mo>
        </mover>
        <mo stretchy="false">=</mo>
        <mn>45</mn>
      </mrow>
      <mi>°</mi>
    </mrow>
    <annotation encoding="StarMath 5.0"> widehat {BAC} = 45°</annotation>
  </semantics>
</math>
</file>

<file path=Object 5/content.xml><?xml version="1.0" encoding="utf-8"?>
<math xmlns="http://www.w3.org/1998/Math/MathML" display="block">
  <semantics>
    <mrow>
      <mrow>
        <mover accent="true">
          <mi mathvariant="italic">BCA</mi>
          <mo stretchy="true">^</mo>
        </mover>
        <mo stretchy="false">=</mo>
        <mn>30</mn>
      </mrow>
      <mi>°</mi>
    </mrow>
    <annotation encoding="StarMath 5.0"> widehat {BCA} = 30°</annotation>
  </semantics>
</math>
</file>

<file path=Object 6/content.xml><?xml version="1.0" encoding="utf-8"?>
<math xmlns="http://www.w3.org/1998/Math/MathML" display="block">
  <semantics>
    <mrow>
      <mrow>
        <mover accent="true">
          <mi mathvariant="italic">BAC</mi>
          <mo stretchy="true">^</mo>
        </mover>
        <mo stretchy="false">=</mo>
        <mn>45</mn>
      </mrow>
      <mi>°</mi>
    </mrow>
    <annotation encoding="StarMath 5.0"> widehat {BAC} = 45°</annotation>
  </semantics>
</math>
</file>

<file path=Object 7/content.xml><?xml version="1.0" encoding="utf-8"?>
<math xmlns="http://www.w3.org/1998/Math/MathML" display="block">
  <semantics>
    <mrow>
      <mrow>
        <mover accent="true">
          <mi mathvariant="italic">ABC</mi>
          <mo stretchy="true">^</mo>
        </mover>
        <mo stretchy="false">=</mo>
        <mn>110</mn>
      </mrow>
      <mi>°</mi>
    </mrow>
    <annotation encoding="StarMath 5.0"> widehat {ABC} = 110°</annotation>
  </semantics>
</math>
</file>

<file path=Object 9/content.xml><?xml version="1.0" encoding="utf-8"?>
<math xmlns="http://www.w3.org/1998/Math/MathML" display="block">
  <semantics>
    <munder accentunder="true">
      <mover accent="true">
        <mi mathvariant="italic">ABC</mi>
        <mo stretchy="true">^</mo>
      </mover>
      <mo>̲</mo>
    </munder>
    <annotation encoding="StarMath 5.0">underline {widehat {ABC}}  </annotation>
  </semantics>
</math>
</file>